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obe Courier" svg:font-family="'Adobe Courier'"/>
    <style:font-face style:name="cursive" svg:font-family="cursive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28" style:family="table" style:master-page-name="Standard">
      <style:table-properties style:width="28.7cm" style:page-number="auto" table:align="left" fo:text-align="start" style:vertical-align="baseline" table:border-model="collapsing"/>
    </style:style>
    <style:style style:name="Table28.A" style:family="table-column">
      <style:table-column-properties style:column-width="28.7cm"/>
    </style:style>
    <style:style style:name="Table28.A1" style:family="table-cell">
      <style:table-cell-properties fo:padding="0cm" fo:border="none" style:width="11.0in" style:text-align-source="fix" fo:wrap-option="wrap" fo:text-align="start"/>
    </style:style>
    <style:style style:name="Table35" style:family="table" style:master-page-name="Standard-2">
      <style:table-properties style:width="28.7cm" style:page-number="auto" fo:break-before="page" table:align="left" fo:text-align="start" style:vertical-align="baseline" table:border-model="collapsing"/>
    </style:style>
    <style:style style:name="Table35.A" style:family="table-column">
      <style:table-column-properties style:column-width="28.7cm"/>
    </style:style>
    <style:style style:name="Table35.A1" style:family="table-cell">
      <style:table-cell-properties fo:padding="0cm" fo:border="none" style:width="11.0in" style:text-align-source="fix" fo:wrap-option="wrap" fo:text-align="start"/>
    </style:style>
    <style:style style:name="Table36" style:family="table">
      <style:table-properties style:width="28.7cm" table:align="left" fo:text-align="start" style:vertical-align="baseline" table:border-model="collapsing"/>
    </style:style>
    <style:style style:name="Table36.A" style:family="table-column">
      <style:table-column-properties style:column-width="28.7cm"/>
    </style:style>
    <style:style style:name="Table36.A1" style:family="table-cell">
      <style:table-cell-properties fo:padding="0cm" fo:border="none" style:width="11.0in" style:text-align-source="fix" fo:wrap-option="wrap" fo:text-align="start"/>
    </style:style>
    <style:style style:name="Table37" style:family="table">
      <style:table-properties style:width="28.66cm" table:align="left" fo:text-align="start" style:vertical-align="baseline" table:border-model="collapsing"/>
    </style:style>
    <style:style style:name="Table37.A" style:family="table-column">
      <style:table-column-properties style:column-width="3.02cm"/>
    </style:style>
    <style:style style:name="Table37.C" style:family="table-column">
      <style:table-column-properties style:column-width="2.457cm"/>
    </style:style>
    <style:style style:name="Table37.E" style:family="table-column">
      <style:table-column-properties style:column-width="1.889cm"/>
    </style:style>
    <style:style style:name="Table37.F" style:family="table-column">
      <style:table-column-properties style:column-width="4.717cm"/>
    </style:style>
    <style:style style:name="Table37.H" style:family="table-column">
      <style:table-column-properties style:column-width="5.563cm"/>
    </style:style>
    <style:style style:name="Table37.I" style:family="table-column">
      <style:table-column-properties style:column-width="2.173cm"/>
    </style:style>
    <style:style style:name="Table37.J" style:family="table-column">
      <style:table-column-properties style:column-width="1.475cm"/>
    </style:style>
    <style:style style:name="Table37.A1" style:family="table-cell">
      <style:table-cell-properties fo:background-color="#e5e5e5" fo:padding="0cm" fo:border="0.85pt solid #000000" style:width="11.0in" style:text-align-source="fix" fo:wrap-option="wrap" fo:text-align="start">
        <style:background-image/>
      </style:table-cell-properties>
    </style:style>
    <style:style style:name="Table37.A2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37.E2" style:family="table-cell">
      <style:table-cell-properties fo:background-color="#bfbfbf" fo:padding="0cm" fo:border="0.85pt solid #000000" style:width="5.0in" style:text-align-source="fix" fo:wrap-option="wrap" fo:text-align="start">
        <style:background-image/>
      </style:table-cell-properties>
    </style:style>
    <style:style style:name="Table37.I2" style:family="table-cell">
      <style:table-cell-properties fo:background-color="#bfbfbf" fo:padding="0cm" fo:border="0.85pt solid #000000" style:width="1.0in" style:text-align-source="fix" fo:wrap-option="no-wrap" fo:text-align="start">
        <style:background-image/>
      </style:table-cell-properties>
    </style:style>
    <style:style style:name="Table37.A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37.C3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37.E3" style:family="table-cell">
      <style:table-cell-properties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37.I3" style:family="table-cell">
      <style:table-cell-properties fo:background-color="#e5e5e5" fo:padding="0cm" fo:border="0.85pt solid #000000" style:width="0.0in" style:text-align-source="fix" fo:wrap-option="no-wrap" fo:text-align="start">
        <style:background-image/>
      </style:table-cell-properties>
    </style:style>
    <style:style style:name="Table37.J3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no-wrap" fo:text-align="start">
        <style:background-image/>
      </style:table-cell-properties>
    </style:style>
    <style:style style:name="Table37.A4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37.B4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37.C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37.D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37.E4" style:family="table-cell">
      <style:table-cell-properties fo:padding="0.035cm" fo:border="0.85pt solid #000000" style:width="5.0in" style:text-align-source="fix" fo:wrap-option="wrap" fo:text-align="start"/>
    </style:style>
    <style:style style:name="Table37.I4" style:family="table-cell">
      <style:table-cell-properties fo:padding-left="0.071cm" fo:padding-right="0cm" fo:padding-top="0cm" fo:padding-bottom="0cm" fo:border="0.85pt solid #000000" style:width="1.0in" style:text-align-source="fix" fo:wrap-option="no-wrap" fo:text-align="start"/>
    </style:style>
    <style:style style:name="Table37.A5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37.B5" style:family="table-cell">
      <style:table-cell-properties fo:padding-left="0.071cm" fo:padding-right="0cm" fo:padding-top="0cm" fo:padding-bottom="0cm" fo:border="0.85pt solid #000000" style:width="3.0in" style:text-align-source="fix" fo:wrap-option="wrap" fo:text-align="start"/>
    </style:style>
    <style:style style:name="Table37.E5" style:family="table-cell">
      <style:table-cell-properties fo:background-color="#e5e5e5" fo:padding-left="0.071cm" fo:padding-right="0cm" fo:padding-top="0cm" fo:padding-bottom="0cm" fo:border="0.85pt solid #000000" style:width="5.0in" style:text-align-source="fix" fo:wrap-option="wrap" fo:text-align="start">
        <style:background-image/>
      </style:table-cell-properties>
    </style:style>
    <style:style style:name="Table37.I5" style:family="table-cell">
      <style:table-cell-properties fo:padding="0cm" fo:border-left="none" fo:border-right="0.85pt solid #000000" fo:border-top="none" fo:border-bottom="none" style:width="1.0in" style:text-align-source="fix" fo:wrap-option="no-wrap" fo:text-align="start"/>
    </style:style>
    <style:style style:name="Table37.B6" style:family="table-cell">
      <style:table-cell-properties fo:padding="0cm" fo:border="none" style:width="3.0in" style:text-align-source="fix" fo:wrap-option="wrap" fo:text-align="start"/>
    </style:style>
    <style:style style:name="Table37.E6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37.F6" style:family="table-cell">
      <style:table-cell-properties fo:padding="0cm" fo:border-left="none" fo:border-right="0.85pt solid #000000" fo:border-top="none" fo:border-bottom="none" style:width="1.0in" style:text-align-source="fix" fo:wrap-option="wrap" fo:text-align="start"/>
    </style:style>
    <style:style style:name="Table37.G6" style:family="table-cell">
      <style:table-cell-properties fo:padding="0cm" fo:border-left="none" fo:border-right="0.85pt solid #000000" fo:border-top="none" fo:border-bottom="none" style:width="0.0in" style:text-align-source="fix" fo:wrap-option="no-wrap" fo:text-align="start"/>
    </style:style>
    <style:style style:name="Table37.H6" style:family="table-cell">
      <style:table-cell-properties fo:padding-left="0.071cm" fo:padding-right="0cm" fo:padding-top="0cm" fo:padding-bottom="0cm" fo:border="0.85pt solid #000000" style:width="2.0in" style:text-align-source="fix" fo:wrap-option="no-wrap" fo:text-align="start"/>
    </style:style>
    <style:style style:name="Table37.I6" style:family="table-cell">
      <style:table-cell-properties fo:padding-left="0.071cm" fo:padding-right="0cm" fo:padding-top="0cm" fo:padding-bottom="0cm" fo:border="0.85pt solid #000000" style:width="1.0in" style:text-align-source="fix" fo:wrap-option="no-wrap" fo:text-align="start"/>
    </style:style>
    <style:style style:name="Table37.A7" style:family="table-cell">
      <style:table-cell-properties fo:padding-left="0.071cm" fo:padding-right="0cm" fo:padding-top="0cm" fo:padding-bottom="0cm" fo:border="0.85pt solid #000000" style:width="11.0in" style:text-align-source="fix" fo:wrap-option="wrap" fo:text-align="start"/>
    </style:style>
    <style:style style:name="Table37.A8" style:family="table-cell">
      <style:table-cell-properties fo:padding="0cm" fo:border="none" style:width="11.0in" style:text-align-source="fix" fo:wrap-option="wrap" fo:text-align="start"/>
    </style:style>
    <style:style style:name="Table37.A9" style:family="table-cell">
      <style:table-cell-properties fo:padding="0cm" fo:border="none" style:width="11.0in" style:text-align-source="fix" fo:wrap-option="wrap" fo:text-align="start"/>
    </style:style>
    <style:style style:name="Table38" style:family="table">
      <style:table-properties style:width="14.155cm" table:align="left" fo:text-align="start" style:vertical-align="baseline" table:border-model="collapsing"/>
    </style:style>
    <style:style style:name="Table38.A" style:family="table-column">
      <style:table-column-properties style:column-width="1.82cm"/>
    </style:style>
    <style:style style:name="Table38.B" style:family="table-column">
      <style:table-column-properties style:column-width="4.764cm"/>
    </style:style>
    <style:style style:name="Table38.C" style:family="table-column">
      <style:table-column-properties style:column-width="1.893cm"/>
    </style:style>
    <style:style style:name="Table38.D" style:family="table-column">
      <style:table-column-properties style:column-width="5.678cm"/>
    </style:style>
    <style:style style:name="Table38.A1" style:family="table-cell">
      <style:table-cell-properties fo:padding-left="0.071cm" fo:padding-right="0cm" fo:padding-top="0cm" fo:padding-bottom="0cm" fo:border-left="0.85pt solid #000000" fo:border-right="0.85pt solid #000000" fo:border-top="none" fo:border-bottom="0.85pt solid #000000" style:width="0.0in" style:text-align-source="fix" fo:wrap-option="no-wrap" fo:text-align="start"/>
    </style:style>
    <style:style style:name="Table38.B1" style:family="table-cell">
      <style:table-cell-properties fo:padding-left="0.071cm" fo:padding-right="0cm" fo:padding-top="0cm" fo:padding-bottom="0cm" fo:border-left="0.85pt solid #000000" fo:border-right="0.85pt solid #000000" fo:border-top="none" fo:border-bottom="0.85pt solid #000000" style:width="1.0in" style:text-align-source="fix" fo:wrap-option="no-wrap" fo:text-align="start"/>
    </style:style>
    <style:style style:name="Table38.C1" style:family="table-cell">
      <style:table-cell-properties fo:padding-left="0.071cm" fo:padding-right="0cm" fo:padding-top="0cm" fo:padding-bottom="0cm" fo:border-left="0.85pt solid #000000" fo:border-right="0.85pt solid #000000" fo:border-top="none" fo:border-bottom="0.85pt solid #000000" style:width="0.0in" style:text-align-source="fix" fo:wrap-option="no-wrap" fo:text-align="start"/>
    </style:style>
    <style:style style:name="Table38.D1" style:family="table-cell">
      <style:table-cell-properties fo:padding-left="0.071cm" fo:padding-right="0cm" fo:padding-top="0cm" fo:padding-bottom="0cm" fo:border-left="0.85pt solid #000000" fo:border-right="0.85pt solid #000000" fo:border-top="none" fo:border-bottom="0.85pt solid #000000" style:width="2.0in" style:text-align-source="fix" fo:wrap-option="no-wrap" fo:text-align="start"/>
    </style:style>
    <style:style style:name="Table38.A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0.0in" style:text-align-source="fix" fo:wrap-option="no-wrap" fo:text-align="start"/>
    </style:style>
    <style:style style:name="Table38.B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no-wrap" fo:text-align="start"/>
    </style:style>
    <style:style style:name="Table38.C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0.0in" style:text-align-source="fix" fo:wrap-option="no-wrap" fo:text-align="start"/>
    </style:style>
    <style:style style:name="Table38.D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2.0in" style:text-align-source="fix" fo:wrap-option="no-wrap" fo:text-align="start"/>
    </style:style>
    <style:style style:name="Table39" style:family="table">
      <style:table-properties style:width="3.533cm" table:align="left" fo:text-align="start" style:vertical-align="baseline" table:border-model="collapsing"/>
    </style:style>
    <style:style style:name="Table39.A" style:family="table-column">
      <style:table-column-properties style:column-width="2.067cm"/>
    </style:style>
    <style:style style:name="Table39.B" style:family="table-column">
      <style:table-column-properties style:column-width="1.466cm"/>
    </style:style>
    <style:style style:name="Table39.A1" style:family="table-cell">
      <style:table-cell-properties style:vertical-align="top" fo:padding-left="0.071cm" fo:padding-right="0cm" fo:padding-top="0cm" fo:padding-bottom="0cm" fo:border-left="none" fo:border-right="0.85pt solid #000000" fo:border-top="none" fo:border-bottom="0.85pt solid #000000" style:width="0.0in" style:text-align-source="fix" fo:wrap-option="no-wrap" fo:text-align="start"/>
    </style:style>
    <style:style style:name="Table39.B1" style:family="table-cell">
      <style:table-cell-properties style:vertical-align="top" fo:padding-left="0.071cm" fo:padding-right="0cm" fo:padding-top="0cm" fo:padding-bottom="0cm" fo:border-left="none" fo:border-right="none" fo:border-top="none" fo:border-bottom="0.85pt solid #000000" style:width="0.0in" style:text-align-source="fix" fo:wrap-option="no-wrap" fo:text-align="start"/>
    </style:style>
    <style:style style:name="Table40" style:family="table">
      <style:table-properties style:width="28.621cm" table:align="left" fo:text-align="start" style:vertical-align="baseline" table:border-model="collapsing"/>
    </style:style>
    <style:style style:name="Table40.A" style:family="table-column">
      <style:table-column-properties style:column-width="2.125cm"/>
    </style:style>
    <style:style style:name="Table40.B" style:family="table-column">
      <style:table-column-properties style:column-width="5.847cm"/>
    </style:style>
    <style:style style:name="Table40.C" style:family="table-column">
      <style:table-column-properties style:column-width="8.71cm"/>
    </style:style>
    <style:style style:name="Table40.D" style:family="table-column">
      <style:table-column-properties style:column-width="2.985cm"/>
    </style:style>
    <style:style style:name="Table40.F" style:family="table-column">
      <style:table-column-properties style:column-width="5.969cm"/>
    </style:style>
    <style:style style:name="Table40.A1" style:family="table-cell">
      <style:table-cell-properties fo:background-color="#e6e6fa" fo:padding="0.035cm" fo:border="0.85pt solid #000000" style:width="11.0in" style:text-align-source="fix" fo:wrap-option="wrap" fo:text-align="start">
        <style:background-image/>
      </style:table-cell-properties>
    </style:style>
    <style:style style:name="Table40.A2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0.B2" style:family="table-cell">
      <style:table-cell-properties fo:background-color="#e5e5e5" fo:padding-left="0.071cm" fo:padding-right="0cm" fo:padding-top="0cm" fo:padding-bottom="0cm" fo:border="0.85pt solid #000000" style:width="2.0in" style:text-align-source="fix" fo:wrap-option="wrap" fo:text-align="start">
        <style:background-image/>
      </style:table-cell-properties>
    </style:style>
    <style:style style:name="Table40.C2" style:family="table-cell">
      <style:table-cell-properties fo:background-color="#e5e5e5" fo:padding-left="0.071cm" fo:padding-right="0cm" fo:padding-top="0cm" fo:padding-bottom="0cm" fo:border="0.85pt solid #000000" style:width="3.0in" style:text-align-source="fix" fo:wrap-option="wrap" fo:text-align="start">
        <style:background-image/>
      </style:table-cell-properties>
    </style:style>
    <style:style style:name="Table40.D2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0.F2" style:family="table-cell">
      <style:table-cell-properties fo:background-color="#e5e5e5" fo:padding="0cm" fo:border="0.85pt solid #000000" style:width="2.0in" style:text-align-source="fix" fo:wrap-option="wrap" fo:text-align="start">
        <style:background-image/>
      </style:table-cell-properties>
    </style:style>
    <style:style style:name="Table40.A3" style:family="table-cell">
      <style:table-cell-properties fo:padding="0cm" fo:border="0.85pt solid #000000" style:width="0.0in" style:text-align-source="fix" fo:wrap-option="wrap" fo:text-align="start"/>
    </style:style>
    <style:style style:name="Table40.B3" style:family="table-cell">
      <style:table-cell-properties fo:padding-left="0.071cm" fo:padding-right="0cm" fo:padding-top="0cm" fo:padding-bottom="0cm" fo:border="0.85pt solid #000000" style:width="2.0in" style:text-align-source="fix" fo:wrap-option="wrap" fo:text-align="start"/>
    </style:style>
    <style:style style:name="Table40.C3" style:family="table-cell">
      <style:table-cell-properties fo:padding-left="0.071cm" fo:padding-right="0cm" fo:padding-top="0cm" fo:padding-bottom="0cm" fo:border="0.85pt solid #000000" style:width="3.0in" style:text-align-source="fix" fo:wrap-option="wrap" fo:text-align="start"/>
    </style:style>
    <style:style style:name="Table40.D3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0.E3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0.F3" style:family="table-cell">
      <style:table-cell-properties fo:padding="0cm" fo:border="0.85pt solid #000000" style:width="2.0in" style:text-align-source="fix" fo:wrap-option="wrap" fo:text-align="start"/>
    </style:style>
    <style:style style:name="Table40.4" style:family="table-row">
      <style:table-row-properties style:min-row-height="0.501cm"/>
    </style:style>
    <style:style style:name="Table40.A4" style:family="table-cell">
      <style:table-cell-properties fo:padding="0cm" fo:border="none" style:width="11.0in" style:text-align-source="fix" fo:wrap-option="wrap" fo:text-align="start"/>
    </style:style>
    <style:style style:name="Table41" style:family="table">
      <style:table-properties style:width="28.66cm" table:align="left" fo:text-align="start" style:vertical-align="baseline" table:border-model="collapsing"/>
    </style:style>
    <style:style style:name="Table41.A" style:family="table-column">
      <style:table-column-properties style:column-width="28.66cm"/>
    </style:style>
    <style:style style:name="Table41.A1" style:family="table-cell">
      <style:table-cell-properties fo:padding="0cm" fo:border="none" style:width="11.0in" style:text-align-source="fix" fo:wrap-option="wrap" fo:text-align="start"/>
    </style:style>
    <style:style style:name="Table41.A2" style:family="table-cell">
      <style:table-cell-properties fo:padding="0cm" fo:border="none" style:width="11.0in" style:text-align-source="fix" fo:wrap-option="wrap" fo:text-align="start"/>
    </style:style>
    <style:style style:name="Table41.A3" style:family="table-cell">
      <style:table-cell-properties fo:padding="0cm" fo:border="none" style:width="11.0in" style:text-align-source="fix" fo:wrap-option="wrap" fo:text-align="start"/>
    </style:style>
    <style:style style:name="Table42" style:family="table">
      <style:table-properties style:width="28.656cm" table:align="left" fo:text-align="start" style:vertical-align="baseline" table:border-model="collapsing"/>
    </style:style>
    <style:style style:name="Table42.A" style:family="table-column">
      <style:table-column-properties style:column-width="2.027cm"/>
    </style:style>
    <style:style style:name="Table42.B" style:family="table-column">
      <style:table-column-properties style:column-width="2.887cm"/>
    </style:style>
    <style:style style:name="Table42.C" style:family="table-column">
      <style:table-column-properties style:column-width="0.882cm"/>
    </style:style>
    <style:style style:name="Table42.G" style:family="table-column">
      <style:table-column-properties style:column-width="2.602cm"/>
    </style:style>
    <style:style style:name="Table42.H" style:family="table-column">
      <style:table-column-properties style:column-width="11.486cm"/>
    </style:style>
    <style:style style:name="Table42.I" style:family="table-column">
      <style:table-column-properties style:column-width="1.455cm"/>
    </style:style>
    <style:style style:name="Table42.J" style:family="table-column">
      <style:table-column-properties style:column-width="1.168cm"/>
    </style:style>
    <style:style style:name="Table42.A1" style:family="table-cell">
      <style:table-cell-properties fo:background-color="#e6e6fa" fo:padding="0cm" fo:border="0.85pt solid #000000" style:width="11.0in" style:text-align-source="fix" fo:wrap-option="wrap" fo:text-align="start">
        <style:background-image/>
      </style:table-cell-properties>
    </style:style>
    <style:style style:name="Table42.A2" style:family="table-cell">
      <style:table-cell-properties fo:background-color="#bfbfbf" fo:padding="0cm" fo:border="0.85pt solid #000000" style:width="0.0in" style:text-align-source="fix" fo:wrap-option="wrap" fo:text-align="start">
        <style:background-image/>
      </style:table-cell-properties>
    </style:style>
    <style:style style:name="Table42.B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2.C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2.G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2.H2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42.I2" style:family="table-cell">
      <style:table-cell-properties fo:background-color="#bfbfbf" fo:padding="0cm" fo:border="0.85pt solid #000000" style:width="0.0in" style:text-align-source="fix" fo:wrap-option="wrap" fo:text-align="start">
        <style:background-image/>
      </style:table-cell-properties>
    </style:style>
    <style:style style:name="Table42.J2" style:family="table-cell">
      <style:table-cell-properties fo:background-color="#bfbfbf" fo:padding="0cm" fo:border="0.85pt solid #000000" style:width="0.0in" style:text-align-source="fix" fo:wrap-option="wrap" fo:text-align="start">
        <style:background-image/>
      </style:table-cell-properties>
    </style:style>
    <style:style style:name="Table42.A3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2.B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2.C3" style:family="table-cell">
      <style:table-cell-properties fo:background-color="#e5e5e5" fo:padding="0cm" fo:border="0.85pt solid #000000" style:width="0.0in" style:text-align-source="fix" fo:wrap-option="wrap" fo:text-align="center">
        <style:background-image/>
      </style:table-cell-properties>
    </style:style>
    <style:style style:name="Table42.G3" style:family="table-cell">
      <style:table-cell-properties fo:background-color="#e5e5e5" fo:padding="0cm" fo:border="0.85pt solid #000000" style:width="5.0in" style:text-align-source="fix" fo:wrap-option="wrap" fo:text-align="center">
        <style:background-image/>
      </style:table-cell-properties>
    </style:style>
    <style:style style:name="Table42.I3" style:family="table-cell">
      <style:table-cell-properties fo:background-color="#e5e5e5" fo:padding="0cm" fo:border="0.85pt solid #000000" style:width="0.0in" style:text-align-source="fix" fo:wrap-option="wrap" fo:text-align="center">
        <style:background-image/>
      </style:table-cell-properties>
    </style:style>
    <style:style style:name="Table42.J3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2.L3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2.A4" style:family="table-cell">
      <style:table-cell-properties fo:padding="0cm" fo:border="0.85pt solid #000000" style:width="0.0in" style:text-align-source="fix" fo:wrap-option="wrap" fo:text-align="start"/>
    </style:style>
    <style:style style:name="Table42.B4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2.C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D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E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F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G4" style:family="table-cell">
      <style:table-cell-properties fo:padding="0cm" fo:border="0.85pt solid #000000" style:width="5.0in" style:text-align-source="fix" fo:wrap-option="wrap" fo:text-align="start"/>
    </style:style>
    <style:style style:name="Table42.I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J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K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L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2.A5" style:family="table-cell">
      <style:table-cell-properties fo:padding="0cm" fo:border="0.85pt solid #000000" style:width="0.0in" style:text-align-source="fix" fo:wrap-option="wrap" fo:text-align="start"/>
    </style:style>
    <style:style style:name="Table42.B5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2.C5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2.G5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2.H5" style:family="table-cell">
      <style:table-cell-properties fo:padding-left="0.071cm" fo:padding-right="0cm" fo:padding-top="0cm" fo:padding-bottom="0cm" fo:border="0.85pt solid #000000" style:width="4.0in" style:text-align-source="fix" fo:wrap-option="wrap" fo:text-align="start"/>
    </style:style>
    <style:style style:name="Table42.I5" style:family="table-cell">
      <style:table-cell-properties fo:padding="0cm" fo:border="0.85pt solid #000000" style:width="0.0in" style:text-align-source="fix" fo:wrap-option="wrap" fo:text-align="start"/>
    </style:style>
    <style:style style:name="Table42.J5" style:family="table-cell">
      <style:table-cell-properties fo:padding="0cm" fo:border="0.85pt solid #000000" style:width="0.0in" style:text-align-source="fix" fo:wrap-option="wrap" fo:text-align="start"/>
    </style:style>
    <style:style style:name="Table42.K5" style:family="table-cell">
      <style:table-cell-properties fo:padding="0cm" fo:border="0.85pt solid #000000" style:width="0.0in" style:text-align-source="fix" fo:wrap-option="wrap" fo:text-align="start"/>
    </style:style>
    <style:style style:name="Table42.L5" style:family="table-cell">
      <style:table-cell-properties fo:padding="0cm" fo:border="0.85pt solid #000000" style:width="0.0in" style:text-align-source="fix" fo:wrap-option="wrap" fo:text-align="start"/>
    </style:style>
    <style:style style:name="Table42.M5" style:family="table-cell">
      <style:table-cell-properties fo:padding="0cm" fo:border="0.85pt solid #000000" style:width="0.0in" style:text-align-source="fix" fo:wrap-option="wrap" fo:text-align="start"/>
    </style:style>
    <style:style style:name="Table42.A6" style:family="table-cell">
      <style:table-cell-properties fo:padding="0cm" fo:border="0.85pt solid #000000" style:width="0.0in" style:text-align-source="fix" fo:wrap-option="wrap" fo:text-align="start"/>
    </style:style>
    <style:style style:name="Table42.C6" style:family="table-cell">
      <style:table-cell-properties fo:padding-left="0.071cm" fo:padding-right="0cm" fo:padding-top="0cm" fo:padding-bottom="0cm" fo:border="0.85pt solid #000000" style:width="9.0in" style:text-align-source="fix" fo:wrap-option="wrap" fo:text-align="start"/>
    </style:style>
    <style:style style:name="Table42.7" style:family="table-row">
      <style:table-row-properties style:min-row-height="0.501cm"/>
    </style:style>
    <style:style style:name="Table42.A7" style:family="table-cell">
      <style:table-cell-properties fo:padding="0cm" fo:border="none" style:width="10.0in" style:text-align-source="fix" fo:wrap-option="wrap" fo:text-align="start"/>
    </style:style>
    <style:style style:name="Table42.L7" style:family="table-cell">
      <style:table-cell-properties fo:padding="0cm" fo:border="none" style:width="0.0in" style:text-align-source="fix" fo:wrap-option="wrap" fo:text-align="start"/>
    </style:style>
    <style:style style:name="Table42.M7" style:family="table-cell">
      <style:table-cell-properties fo:padding="0cm" fo:border="none" style:width="0.0in" style:text-align-source="fix" fo:wrap-option="wrap" fo:text-align="start"/>
    </style:style>
    <style:style style:name="Table43" style:family="table">
      <style:table-properties style:width="14.206cm" table:align="left" fo:text-align="start" style:vertical-align="baseline" table:border-model="collapsing"/>
    </style:style>
    <style:style style:name="Table43.A" style:family="table-column">
      <style:table-column-properties style:column-width="1.849cm"/>
    </style:style>
    <style:style style:name="Table43.B" style:family="table-column">
      <style:table-column-properties style:column-width="4.768cm"/>
    </style:style>
    <style:style style:name="Table43.C" style:family="table-column">
      <style:table-column-properties style:column-width="1.916cm"/>
    </style:style>
    <style:style style:name="Table43.D" style:family="table-column">
      <style:table-column-properties style:column-width="5.674cm"/>
    </style:style>
    <style:style style:name="Table43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3.B1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3.C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3.D1" style:family="table-cell">
      <style:table-cell-properties fo:padding-left="0.071cm" fo:padding-right="0cm" fo:padding-top="0cm" fo:padding-bottom="0cm" fo:border="0.85pt solid #000000" style:width="2.0in" style:text-align-source="fix" fo:wrap-option="wrap" fo:text-align="start"/>
    </style:style>
    <style:style style:name="Table44" style:family="table">
      <style:table-properties style:width="30.914cm" table:align="left" fo:text-align="start" style:vertical-align="baseline" table:border-model="collapsing"/>
    </style:style>
    <style:style style:name="Table44.A" style:family="table-column">
      <style:table-column-properties style:column-width="2.288cm"/>
    </style:style>
    <style:style style:name="Table44.B" style:family="table-column">
      <style:table-column-properties style:column-width="2.863cm"/>
    </style:style>
    <style:style style:name="Table44.C" style:family="table-column">
      <style:table-column-properties style:column-width="14.312cm"/>
    </style:style>
    <style:style style:name="Table44.D" style:family="table-column">
      <style:table-column-properties style:column-width="1.716cm"/>
    </style:style>
    <style:style style:name="Table44.F" style:family="table-column">
      <style:table-column-properties style:column-width="8.019cm"/>
    </style:style>
    <style:style style:name="Table44.A1" style:family="table-cell">
      <style:table-cell-properties fo:background-color="#e6e6fa" fo:padding="0cm" fo:border="0.85pt solid #000000" style:width="12.0in" style:text-align-source="fix" fo:wrap-option="wrap" fo:text-align="start">
        <style:background-image/>
      </style:table-cell-properties>
    </style:style>
    <style:style style:name="Table44.A2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4.B2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4.C2" style:family="table-cell">
      <style:table-cell-properties fo:background-color="#e5e5e5" fo:padding="0cm" fo:border="0.85pt solid #000000" style:width="5.0in" style:text-align-source="fix" fo:wrap-option="wrap" fo:text-align="center">
        <style:background-image/>
      </style:table-cell-properties>
    </style:style>
    <style:style style:name="Table44.D2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44.F2" style:family="table-cell">
      <style:table-cell-properties fo:background-color="#e5e5e5" fo:padding="0cm" fo:border="0.85pt solid #000000" style:width="3.0in" style:text-align-source="fix" fo:wrap-option="wrap" fo:text-align="start">
        <style:background-image/>
      </style:table-cell-properties>
    </style:style>
    <style:style style:name="Table44.A3" style:family="table-cell">
      <style:table-cell-properties fo:padding="0cm" fo:border="0.85pt solid #000000" style:width="0.0in" style:text-align-source="fix" fo:wrap-option="wrap" fo:text-align="start"/>
    </style:style>
    <style:style style:name="Table44.B3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4.C3" style:family="table-cell">
      <style:table-cell-properties fo:padding="0cm" fo:border="0.85pt solid #000000" style:width="5.0in" style:text-align-source="fix" fo:wrap-option="wrap" fo:text-align="start"/>
    </style:style>
    <style:style style:name="Table44.D3" style:family="table-cell">
      <style:table-cell-properties fo:padding="0cm" fo:border="0.85pt solid #000000" style:width="0.0in" style:text-align-source="fix" fo:wrap-option="wrap" fo:text-align="start"/>
    </style:style>
    <style:style style:name="Table44.E3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4.F3" style:family="table-cell">
      <style:table-cell-properties fo:padding="0cm" fo:border="0.85pt solid #000000" style:width="3.0in" style:text-align-source="fix" fo:wrap-option="wrap" fo:text-align="start"/>
    </style:style>
    <style:style style:name="Table44.4" style:family="table-row">
      <style:table-row-properties style:min-row-height="0.501cm"/>
    </style:style>
    <style:style style:name="Table44.A4" style:family="table-cell">
      <style:table-cell-properties fo:padding="0cm" fo:border="none" style:width="9.0in" style:text-align-source="fix" fo:wrap-option="wrap" fo:text-align="start"/>
    </style:style>
    <style:style style:name="Table44.F4" style:family="table-cell">
      <style:table-cell-properties fo:padding="0cm" fo:border="none" style:width="3.0in" style:text-align-source="fix" fo:wrap-option="wrap" fo:text-align="start"/>
    </style:style>
    <style:style style:name="Table45" style:family="table">
      <style:table-properties style:width="8.003cm" table:align="left" fo:text-align="start" style:vertical-align="baseline" table:border-model="collapsing"/>
    </style:style>
    <style:style style:name="Table45.A" style:family="table-column">
      <style:table-column-properties style:column-width="2.24cm"/>
    </style:style>
    <style:style style:name="Table45.B" style:family="table-column">
      <style:table-column-properties style:column-width="5.763cm"/>
    </style:style>
    <style:style style:name="Table45.A1" style:family="table-cell">
      <style:table-cell-properties fo:padding="0cm" fo:border="none" style:width="3.0in" style:text-align-source="fix" fo:wrap-option="wrap" fo:text-align="start"/>
    </style:style>
    <style:style style:name="Table45.A2" style:family="table-cell">
      <style:table-cell-properties fo:padding-left="0.071cm" fo:padding-right="0cm" fo:padding-top="0cm" fo:padding-bottom="0cm" fo:border-left="none" fo:border-right="0.85pt solid #000000" fo:border-top="none" fo:border-bottom="none" style:width="0.0in" style:text-align-source="fix" fo:wrap-option="wrap" fo:text-align="start"/>
    </style:style>
    <style:style style:name="Table45.B2" style:family="table-cell">
      <style:table-cell-properties fo:padding-left="0.071cm" fo:padding-right="0cm" fo:padding-top="0cm" fo:padding-bottom="0cm" fo:border="none" style:width="2.0in" style:text-align-source="fix" fo:wrap-option="wrap" fo:text-align="start"/>
    </style:style>
    <style:style style:name="Table46" style:family="table">
      <style:table-properties style:width="14.289cm" table:align="left" fo:text-align="start" style:vertical-align="baseline" table:border-model="collapsing"/>
    </style:style>
    <style:style style:name="Table46.A" style:family="table-column">
      <style:table-column-properties style:column-width="2.3cm"/>
    </style:style>
    <style:style style:name="Table46.B" style:family="table-column">
      <style:table-column-properties style:column-width="4.844cm"/>
    </style:style>
    <style:style style:name="Table46.D" style:family="table-column">
      <style:table-column-properties style:column-width="4.845cm"/>
    </style:style>
    <style:style style:name="Table46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6.B1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9" style:family="table">
      <style:table-properties style:width="14.453cm" table:align="left" fo:text-align="start" style:vertical-align="baseline" table:border-model="collapsing"/>
    </style:style>
    <style:style style:name="Table49.A" style:family="table-column">
      <style:table-column-properties style:column-width="1.859cm"/>
    </style:style>
    <style:style style:name="Table49.B" style:family="table-column">
      <style:table-column-properties style:column-width="4.867cm"/>
    </style:style>
    <style:style style:name="Table49.C" style:family="table-column">
      <style:table-column-properties style:column-width="1.93cm"/>
    </style:style>
    <style:style style:name="Table49.D" style:family="table-column">
      <style:table-column-properties style:column-width="5.798cm"/>
    </style:style>
    <style:style style:name="Table49.A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49.B1" style:family="table-cell">
      <style:table-cell-properties fo:padding-left="0.071cm" fo:padding-right="0cm" fo:padding-top="0cm" fo:padding-bottom="0cm" fo:border="0.85pt solid #000000" style:width="1.0in" style:text-align-source="fix" fo:wrap-option="no-wrap" fo:text-align="start"/>
    </style:style>
    <style:style style:name="Table49.C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49.D1" style:family="table-cell">
      <style:table-cell-properties fo:padding-left="0.071cm" fo:padding-right="0cm" fo:padding-top="0cm" fo:padding-bottom="0cm" fo:border="0.85pt solid #000000" style:width="2.0in" style:text-align-source="fix" fo:wrap-option="no-wrap" fo:text-align="start"/>
    </style:style>
    <style:style style:name="Table50" style:family="table">
      <style:table-properties style:width="29.199cm" table:align="left" fo:text-align="start" style:vertical-align="baseline" table:border-model="collapsing"/>
    </style:style>
    <style:style style:name="Table50.A" style:family="table-column">
      <style:table-column-properties style:column-width="2.111cm"/>
    </style:style>
    <style:style style:name="Table50.B" style:family="table-column">
      <style:table-column-properties style:column-width="2.986cm"/>
    </style:style>
    <style:style style:name="Table50.C" style:family="table-column">
      <style:table-column-properties style:column-width="0.942cm"/>
    </style:style>
    <style:style style:name="Table50.H" style:family="table-column">
      <style:table-column-properties style:column-width="10.589cm"/>
    </style:style>
    <style:style style:name="Table50.I" style:family="table-column">
      <style:table-column-properties style:column-width="1.819cm"/>
    </style:style>
    <style:style style:name="Table50.J" style:family="table-column">
      <style:table-column-properties style:column-width="1.235cm"/>
    </style:style>
    <style:style style:name="Table50.L" style:family="table-column">
      <style:table-column-properties style:column-width="2.471cm"/>
    </style:style>
    <style:style style:name="Table50.A1" style:family="table-cell">
      <style:table-cell-properties fo:background-color="#ffffff" fo:padding="0cm" fo:border-left="0.85pt solid #000000" fo:border-right="0.85pt solid #000000" fo:border-top="0.85pt solid #000000" fo:border-bottom="none" style:width="0.0in" style:text-align-source="fix" fo:wrap-option="wrap" fo:text-align="start">
        <style:background-image/>
      </style:table-cell-properties>
    </style:style>
    <style:style style:name="Table50.B1" style:family="table-cell">
      <style:table-cell-properties fo:background-color="#bfbfbf" fo:padding="0cm" fo:border="0.85pt solid #000000" style:width="10.0in" style:text-align-source="fix" fo:wrap-option="wrap" fo:text-align="start">
        <style:background-image/>
      </style:table-cell-properties>
    </style:style>
    <style:style style:name="Table50.B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50.C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50.H2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50.I2" style:family="table-cell">
      <style:table-cell-properties fo:background-color="#bfbfbf" fo:padding="0cm" fo:border="0.85pt solid #000000" style:width="0.0in" style:text-align-source="fix" fo:wrap-option="wrap" fo:text-align="start">
        <style:background-image/>
      </style:table-cell-properties>
    </style:style>
    <style:style style:name="Table50.J2" style:family="table-cell">
      <style:table-cell-properties fo:background-color="#bfbfbf" fo:padding="0cm" fo:border="0.85pt solid #000000" style:width="0.0in" style:text-align-source="fix" fo:wrap-option="wrap" fo:text-align="start">
        <style:background-image/>
      </style:table-cell-properties>
    </style:style>
    <style:style style:name="Table50.B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50.A4" style:family="table-cell">
      <style:table-cell-properties fo:padding="0cm" fo:border-left="0.85pt solid #000000" fo:border-right="0.85pt solid #000000" fo:border-top="none" fo:border-bottom="0.85pt solid #000000" style:width="0.0in" style:text-align-source="fix" fo:wrap-option="wrap" fo:text-align="start"/>
    </style:style>
    <style:style style:name="Table50.B4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0.C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D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E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F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G4" style:family="table-cell">
      <style:table-cell-properties fo:padding="0cm" fo:border="0.85pt solid #000000" style:width="5.0in" style:text-align-source="fix" fo:wrap-option="wrap" fo:text-align="start"/>
    </style:style>
    <style:style style:name="Table50.I4" style:family="table-cell">
      <style:table-cell-properties fo:padding="0cm" fo:border="0.85pt solid #000000" style:width="0.0in" style:text-align-source="fix" fo:wrap-option="wrap" fo:text-align="start"/>
    </style:style>
    <style:style style:name="Table50.J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K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L4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0.A5" style:family="table-cell">
      <style:table-cell-properties fo:padding="0cm" fo:border-left="0.85pt solid #000000" fo:border-right="0.85pt solid #000000" fo:border-top="none" fo:border-bottom="0.85pt solid #000000" style:width="0.0in" style:text-align-source="fix" fo:wrap-option="wrap" fo:text-align="start"/>
    </style:style>
    <style:style style:name="Table50.B5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50.C5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0.H5" style:family="table-cell">
      <style:table-cell-properties fo:padding-left="0.071cm" fo:padding-right="0cm" fo:padding-top="0cm" fo:padding-bottom="0cm" fo:border="0.85pt solid #000000" style:width="4.0in" style:text-align-source="fix" fo:wrap-option="wrap" fo:text-align="start"/>
    </style:style>
    <style:style style:name="Table50.I5" style:family="table-cell">
      <style:table-cell-properties fo:padding="0cm" fo:border="0.85pt solid #000000" style:width="2.0in" style:text-align-source="fix" fo:wrap-option="wrap" fo:text-align="start"/>
    </style:style>
    <style:style style:name="Table50.A6" style:family="table-cell">
      <style:table-cell-properties fo:padding="0cm" fo:border-left="0.85pt solid #000000" fo:border-right="0.85pt solid #000000" fo:border-top="none" fo:border-bottom="0.85pt solid #000000" style:width="0.0in" style:text-align-source="fix" fo:wrap-option="wrap" fo:text-align="start"/>
    </style:style>
    <style:style style:name="Table50.C6" style:family="table-cell">
      <style:table-cell-properties fo:padding-left="0.071cm" fo:padding-right="0cm" fo:padding-top="0cm" fo:padding-bottom="0cm" fo:border="0.85pt solid #000000" style:width="9.0in" style:text-align-source="fix" fo:wrap-option="wrap" fo:text-align="start"/>
    </style:style>
    <style:style style:name="Table51" style:family="table">
      <style:table-properties style:width="13.559cm" table:align="left" fo:text-align="start" style:vertical-align="baseline" table:border-model="collapsing"/>
    </style:style>
    <style:style style:name="Table51.A" style:family="table-column">
      <style:table-column-properties style:column-width="2.184cm"/>
    </style:style>
    <style:style style:name="Table51.B" style:family="table-column">
      <style:table-column-properties style:column-width="4.595cm"/>
    </style:style>
    <style:style style:name="Table51.D" style:family="table-column">
      <style:table-column-properties style:column-width="4.597cm"/>
    </style:style>
    <style:style style:name="Table51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1.B1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2" style:family="table">
      <style:table-properties style:width="14.453cm" table:align="left" fo:text-align="start" style:vertical-align="baseline" table:border-model="collapsing"/>
    </style:style>
    <style:style style:name="Table52.A" style:family="table-column">
      <style:table-column-properties style:column-width="1.859cm"/>
    </style:style>
    <style:style style:name="Table52.B" style:family="table-column">
      <style:table-column-properties style:column-width="4.867cm"/>
    </style:style>
    <style:style style:name="Table52.C" style:family="table-column">
      <style:table-column-properties style:column-width="1.93cm"/>
    </style:style>
    <style:style style:name="Table52.D" style:family="table-column">
      <style:table-column-properties style:column-width="5.798cm"/>
    </style:style>
    <style:style style:name="Table52.A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52.B1" style:family="table-cell">
      <style:table-cell-properties fo:padding-left="0.071cm" fo:padding-right="0cm" fo:padding-top="0cm" fo:padding-bottom="0cm" fo:border="0.85pt solid #000000" style:width="1.0in" style:text-align-source="fix" fo:wrap-option="no-wrap" fo:text-align="start"/>
    </style:style>
    <style:style style:name="Table52.C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52.D1" style:family="table-cell">
      <style:table-cell-properties fo:padding-left="0.071cm" fo:padding-right="0cm" fo:padding-top="0cm" fo:padding-bottom="0cm" fo:border="0.85pt solid #000000" style:width="2.0in" style:text-align-source="fix" fo:wrap-option="no-wrap" fo:text-align="start"/>
    </style:style>
    <style:style style:name="Table53" style:family="table">
      <style:table-properties style:width="31.237cm" table:align="left" fo:text-align="start" style:vertical-align="baseline" table:border-model="collapsing"/>
    </style:style>
    <style:style style:name="Table53.A" style:family="table-column">
      <style:table-column-properties style:column-width="2.043cm"/>
    </style:style>
    <style:style style:name="Table53.B" style:family="table-column">
      <style:table-column-properties style:column-width="2.919cm"/>
    </style:style>
    <style:style style:name="Table53.C" style:family="table-column">
      <style:table-column-properties style:column-width="14.6cm"/>
    </style:style>
    <style:style style:name="Table53.D" style:family="table-column">
      <style:table-column-properties style:column-width="1.75cm"/>
    </style:style>
    <style:style style:name="Table53.F" style:family="table-column">
      <style:table-column-properties style:column-width="8.176cm"/>
    </style:style>
    <style:style style:name="Table53.A1" style:family="table-cell">
      <style:table-cell-properties fo:background-color="#ffffff" fo:padding="0cm" fo:border="0.85pt solid #000000" style:width="0.0in" style:text-align-source="fix" fo:wrap-option="wrap" fo:text-align="start">
        <style:background-image/>
      </style:table-cell-properties>
    </style:style>
    <style:style style:name="Table53.B1" style:family="table-cell">
      <style:table-cell-properties fo:background-color="#bfbfbf" fo:padding="0cm" fo:border="0.85pt solid #000000" style:width="11.0in" style:text-align-source="fix" fo:wrap-option="wrap" fo:text-align="start">
        <style:background-image/>
      </style:table-cell-properties>
    </style:style>
    <style:style style:name="Table53.B2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53.C2" style:family="table-cell">
      <style:table-cell-properties fo:background-color="#e5e5e5" fo:padding="0cm" fo:border="0.85pt solid #000000" style:width="5.0in" style:text-align-source="fix" fo:wrap-option="wrap" fo:text-align="center">
        <style:background-image/>
      </style:table-cell-properties>
    </style:style>
    <style:style style:name="Table53.D2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53.F2" style:family="table-cell">
      <style:table-cell-properties fo:background-color="#e5e5e5" fo:padding="0cm" fo:border="0.85pt solid #000000" style:width="3.0in" style:text-align-source="fix" fo:wrap-option="wrap" fo:text-align="start">
        <style:background-image/>
      </style:table-cell-properties>
    </style:style>
    <style:style style:name="Table53.A3" style:family="table-cell">
      <style:table-cell-properties fo:padding="0cm" fo:border="0.85pt solid #000000" style:width="0.0in" style:text-align-source="fix" fo:wrap-option="wrap" fo:text-align="start"/>
    </style:style>
    <style:style style:name="Table53.B3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3.C3" style:family="table-cell">
      <style:table-cell-properties fo:padding="0cm" fo:border="0.85pt solid #000000" style:width="5.0in" style:text-align-source="fix" fo:wrap-option="wrap" fo:text-align="start"/>
    </style:style>
    <style:style style:name="Table53.D3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3.E3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3.F3" style:family="table-cell">
      <style:table-cell-properties fo:padding="0cm" fo:border="0.85pt solid #000000" style:width="3.0in" style:text-align-source="fix" fo:wrap-option="wrap" fo:text-align="start"/>
    </style:style>
    <style:style style:name="Table53.4" style:family="table-row">
      <style:table-row-properties style:min-row-height="0.501cm"/>
    </style:style>
    <style:style style:name="Table53.A4" style:family="table-cell">
      <style:table-cell-properties fo:padding="0cm" fo:border="none" style:width="9.0in" style:text-align-source="fix" fo:wrap-option="wrap" fo:text-align="start"/>
    </style:style>
    <style:style style:name="Table53.F4" style:family="table-cell">
      <style:table-cell-properties fo:padding="0cm" fo:border="none" style:width="3.0in" style:text-align-source="fix" fo:wrap-option="wrap" fo:text-align="start"/>
    </style:style>
    <style:style style:name="Table54" style:family="table">
      <style:table-properties style:width="8.167cm" table:align="left" fo:text-align="start" style:vertical-align="baseline" table:border-model="collapsing"/>
    </style:style>
    <style:style style:name="Table54.A" style:family="table-column">
      <style:table-column-properties style:column-width="2.286cm"/>
    </style:style>
    <style:style style:name="Table54.B" style:family="table-column">
      <style:table-column-properties style:column-width="5.881cm"/>
    </style:style>
    <style:style style:name="Table54.A1" style:family="table-cell">
      <style:table-cell-properties fo:padding="0cm" fo:border="none" style:width="3.0in" style:text-align-source="fix" fo:wrap-option="wrap" fo:text-align="start"/>
    </style:style>
    <style:style style:name="Table54.A2" style:family="table-cell">
      <style:table-cell-properties fo:padding-left="0.071cm" fo:padding-right="0cm" fo:padding-top="0cm" fo:padding-bottom="0cm" fo:border-left="none" fo:border-right="0.85pt solid #000000" fo:border-top="none" fo:border-bottom="none" style:width="0.0in" style:text-align-source="fix" fo:wrap-option="wrap" fo:text-align="start"/>
    </style:style>
    <style:style style:name="Table54.B2" style:family="table-cell">
      <style:table-cell-properties fo:padding-left="0.071cm" fo:padding-right="0cm" fo:padding-top="0cm" fo:padding-bottom="0cm" fo:border="none" style:width="2.0in" style:text-align-source="fix" fo:wrap-option="wrap" fo:text-align="start"/>
    </style:style>
    <style:style style:name="Table55" style:family="table">
      <style:table-properties style:width="14.58cm" table:align="left" fo:text-align="start" style:vertical-align="baseline" table:border-model="collapsing"/>
    </style:style>
    <style:style style:name="Table55.A" style:family="table-column">
      <style:table-column-properties style:column-width="2.332cm"/>
    </style:style>
    <style:style style:name="Table55.B" style:family="table-column">
      <style:table-column-properties style:column-width="4.958cm"/>
    </style:style>
    <style:style style:name="Table55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5.B1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6" style:family="table">
      <style:table-properties style:width="8.167cm" table:align="left" fo:text-align="start" style:vertical-align="baseline" table:border-model="collapsing"/>
    </style:style>
    <style:style style:name="Table56.A" style:family="table-column">
      <style:table-column-properties style:column-width="2.286cm"/>
    </style:style>
    <style:style style:name="Table56.B" style:family="table-column">
      <style:table-column-properties style:column-width="5.881cm"/>
    </style:style>
    <style:style style:name="Table56.A1" style:family="table-cell">
      <style:table-cell-properties fo:padding-left="0.071cm" fo:padding-right="0cm" fo:padding-top="0cm" fo:padding-bottom="0cm" fo:border="none" style:width="0.0in" style:text-align-source="fix" fo:wrap-option="wrap" fo:text-align="start"/>
    </style:style>
    <style:style style:name="Table56.B1" style:family="table-cell">
      <style:table-cell-properties fo:padding-left="0.071cm" fo:padding-right="0cm" fo:padding-top="0cm" fo:padding-bottom="0cm" fo:border="none" style:width="2.0in" style:text-align-source="fix" fo:wrap-option="wrap" fo:text-align="start"/>
    </style:style>
    <style:style style:name="Table57" style:family="table">
      <style:table-properties style:width="14.453cm" table:align="left" fo:text-align="start" style:vertical-align="baseline" table:border-model="collapsing"/>
    </style:style>
    <style:style style:name="Table57.A" style:family="table-column">
      <style:table-column-properties style:column-width="1.859cm"/>
    </style:style>
    <style:style style:name="Table57.B" style:family="table-column">
      <style:table-column-properties style:column-width="4.867cm"/>
    </style:style>
    <style:style style:name="Table57.C" style:family="table-column">
      <style:table-column-properties style:column-width="1.93cm"/>
    </style:style>
    <style:style style:name="Table57.D" style:family="table-column">
      <style:table-column-properties style:column-width="5.798cm"/>
    </style:style>
    <style:style style:name="Table57.A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57.B1" style:family="table-cell">
      <style:table-cell-properties fo:padding-left="0.071cm" fo:padding-right="0cm" fo:padding-top="0cm" fo:padding-bottom="0cm" fo:border="0.85pt solid #000000" style:width="1.0in" style:text-align-source="fix" fo:wrap-option="no-wrap" fo:text-align="start"/>
    </style:style>
    <style:style style:name="Table57.C1" style:family="table-cell">
      <style:table-cell-properties fo:padding-left="0.071cm" fo:padding-right="0cm" fo:padding-top="0cm" fo:padding-bottom="0cm" fo:border="0.85pt solid #000000" style:width="0.0in" style:text-align-source="fix" fo:wrap-option="no-wrap" fo:text-align="start"/>
    </style:style>
    <style:style style:name="Table57.D1" style:family="table-cell">
      <style:table-cell-properties fo:padding-left="0.071cm" fo:padding-right="0cm" fo:padding-top="0cm" fo:padding-bottom="0cm" fo:border="0.85pt solid #000000" style:width="2.0in" style:text-align-source="fix" fo:wrap-option="no-wrap" fo:text-align="start"/>
    </style:style>
    <style:style style:name="Table58" style:family="table">
      <style:table-properties style:width="31.237cm" table:align="left" fo:text-align="start" style:vertical-align="baseline" table:border-model="collapsing"/>
    </style:style>
    <style:style style:name="Table58.A" style:family="table-column">
      <style:table-column-properties style:column-width="2.043cm"/>
    </style:style>
    <style:style style:name="Table58.B" style:family="table-column">
      <style:table-column-properties style:column-width="2.919cm"/>
    </style:style>
    <style:style style:name="Table58.C" style:family="table-column">
      <style:table-column-properties style:column-width="14.6cm"/>
    </style:style>
    <style:style style:name="Table58.D" style:family="table-column">
      <style:table-column-properties style:column-width="1.75cm"/>
    </style:style>
    <style:style style:name="Table58.F" style:family="table-column">
      <style:table-column-properties style:column-width="8.176cm"/>
    </style:style>
    <style:style style:name="Table58.A1" style:family="table-cell">
      <style:table-cell-properties fo:background-color="#ffffff" fo:padding="0cm" fo:border="0.85pt solid #000000" style:width="0.0in" style:text-align-source="fix" fo:wrap-option="wrap" fo:text-align="start">
        <style:background-image/>
      </style:table-cell-properties>
    </style:style>
    <style:style style:name="Table58.B1" style:family="table-cell">
      <style:table-cell-properties fo:background-color="#bfbfbf" fo:padding="0cm" fo:border="0.85pt solid #000000" style:width="11.0in" style:text-align-source="fix" fo:wrap-option="wrap" fo:text-align="start">
        <style:background-image/>
      </style:table-cell-properties>
    </style:style>
    <style:style style:name="Table58.B2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58.C2" style:family="table-cell">
      <style:table-cell-properties fo:background-color="#e5e5e5" fo:padding="0cm" fo:border="0.85pt solid #000000" style:width="5.0in" style:text-align-source="fix" fo:wrap-option="wrap" fo:text-align="center">
        <style:background-image/>
      </style:table-cell-properties>
    </style:style>
    <style:style style:name="Table58.D2" style:family="table-cell">
      <style:table-cell-properties fo:background-color="#e5e5e5" fo:padding="0cm" fo:border="0.85pt solid #000000" style:width="0.0in" style:text-align-source="fix" fo:wrap-option="wrap" fo:text-align="start">
        <style:background-image/>
      </style:table-cell-properties>
    </style:style>
    <style:style style:name="Table58.F2" style:family="table-cell">
      <style:table-cell-properties fo:background-color="#e5e5e5" fo:padding="0cm" fo:border="0.85pt solid #000000" style:width="3.0in" style:text-align-source="fix" fo:wrap-option="wrap" fo:text-align="start">
        <style:background-image/>
      </style:table-cell-properties>
    </style:style>
    <style:style style:name="Table58.A3" style:family="table-cell">
      <style:table-cell-properties fo:padding="0cm" fo:border="0.85pt solid #000000" style:width="0.0in" style:text-align-source="fix" fo:wrap-option="wrap" fo:text-align="start"/>
    </style:style>
    <style:style style:name="Table58.B3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58.C3" style:family="table-cell">
      <style:table-cell-properties fo:padding="0cm" fo:border="0.85pt solid #000000" style:width="5.0in" style:text-align-source="fix" fo:wrap-option="wrap" fo:text-align="start"/>
    </style:style>
    <style:style style:name="Table58.D3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8.E3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58.F3" style:family="table-cell">
      <style:table-cell-properties fo:padding="0cm" fo:border="0.85pt solid #000000" style:width="3.0in" style:text-align-source="fix" fo:wrap-option="wrap" fo:text-align="start"/>
    </style:style>
    <style:style style:name="Table58.4" style:family="table-row">
      <style:table-row-properties style:min-row-height="0.501cm"/>
    </style:style>
    <style:style style:name="Table58.A4" style:family="table-cell">
      <style:table-cell-properties fo:padding="0cm" fo:border="none" style:width="9.0in" style:text-align-source="fix" fo:wrap-option="wrap" fo:text-align="start"/>
    </style:style>
    <style:style style:name="Table58.F4" style:family="table-cell">
      <style:table-cell-properties fo:padding="0cm" fo:border="none" style:width="3.0in" style:text-align-source="fix" fo:wrap-option="wrap" fo:text-align="start"/>
    </style:style>
    <style:style style:name="Table59" style:family="table">
      <style:table-properties style:width="8.167cm" table:align="left" fo:text-align="start" style:vertical-align="baseline" table:border-model="collapsing"/>
    </style:style>
    <style:style style:name="Table59.A" style:family="table-column">
      <style:table-column-properties style:column-width="2.286cm"/>
    </style:style>
    <style:style style:name="Table59.B" style:family="table-column">
      <style:table-column-properties style:column-width="5.881cm"/>
    </style:style>
    <style:style style:name="Table59.A1" style:family="table-cell">
      <style:table-cell-properties fo:padding="0cm" fo:border="none" style:width="3.0in" style:text-align-source="fix" fo:wrap-option="wrap" fo:text-align="start"/>
    </style:style>
    <style:style style:name="Table59.A2" style:family="table-cell">
      <style:table-cell-properties fo:padding-left="0.071cm" fo:padding-right="0cm" fo:padding-top="0cm" fo:padding-bottom="0cm" fo:border-left="none" fo:border-right="0.85pt solid #000000" fo:border-top="none" fo:border-bottom="none" style:width="0.0in" style:text-align-source="fix" fo:wrap-option="wrap" fo:text-align="start"/>
    </style:style>
    <style:style style:name="Table59.B2" style:family="table-cell">
      <style:table-cell-properties fo:padding-left="0.071cm" fo:padding-right="0cm" fo:padding-top="0cm" fo:padding-bottom="0cm" fo:border="none" style:width="2.0in" style:text-align-source="fix" fo:wrap-option="wrap" fo:text-align="start"/>
    </style:style>
    <style:style style:name="Table60" style:family="table">
      <style:table-properties style:width="14.58cm" table:align="left" fo:text-align="start" style:vertical-align="baseline" table:border-model="collapsing"/>
    </style:style>
    <style:style style:name="Table60.A" style:family="table-column">
      <style:table-column-properties style:column-width="2.332cm"/>
    </style:style>
    <style:style style:name="Table60.B" style:family="table-column">
      <style:table-column-properties style:column-width="4.958cm"/>
    </style:style>
    <style:style style:name="Table60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60.B1" style:family="table-cell">
      <style:table-cell-properties fo:padding-left="0.071cm" fo:padding-right="0cm" fo:padding-top="0cm" fo:padding-bottom="0cm" fo:border="0.85pt solid #000000" style:width="1.0in" style:text-align-source="fix" fo:wrap-option="wrap" fo:text-align="start"/>
    </style:style>
    <style:style style:name="Table47" style:family="table">
      <style:table-properties style:width="8.003cm" table:align="left" fo:text-align="start" style:vertical-align="baseline" table:border-model="collapsing"/>
    </style:style>
    <style:style style:name="Table47.A" style:family="table-column">
      <style:table-column-properties style:column-width="2.24cm"/>
    </style:style>
    <style:style style:name="Table47.B" style:family="table-column">
      <style:table-column-properties style:column-width="5.763cm"/>
    </style:style>
    <style:style style:name="Table47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7.B1" style:family="table-cell">
      <style:table-cell-properties fo:padding-left="0.071cm" fo:padding-right="0cm" fo:padding-top="0cm" fo:padding-bottom="0cm" fo:border="0.85pt solid #000000" style:width="2.0in" style:text-align-source="fix" fo:wrap-option="wrap" fo:text-align="start"/>
    </style:style>
    <style:style style:name="Table47" style:family="table">
      <style:table-properties style:width="8.003cm" table:align="left" fo:text-align="start" style:vertical-align="baseline" table:border-model="collapsing"/>
    </style:style>
    <style:style style:name="Table47.A" style:family="table-column">
      <style:table-column-properties style:column-width="2.24cm"/>
    </style:style>
    <style:style style:name="Table47.B" style:family="table-column">
      <style:table-column-properties style:column-width="5.763cm"/>
    </style:style>
    <style:style style:name="Table47.A1" style:family="table-cell">
      <style:table-cell-properties fo:padding-left="0.071cm" fo:padding-right="0cm" fo:padding-top="0cm" fo:padding-bottom="0cm" fo:border="0.85pt solid #000000" style:width="0.0in" style:text-align-source="fix" fo:wrap-option="wrap" fo:text-align="start"/>
    </style:style>
    <style:style style:name="Table47.B1" style:family="table-cell">
      <style:table-cell-properties fo:padding-left="0.071cm" fo:padding-right="0cm" fo:padding-top="0cm" fo:padding-bottom="0cm" fo:border="0.85pt solid #000000" style:width="2.0in" style:text-align-source="fix" fo:wrap-option="wrap" fo:text-align="start"/>
    </style:style>
    <style:style style:name="Table48" style:family="table">
      <style:table-properties style:width="29.233cm" table:align="left" fo:text-align="start" style:vertical-align="baseline" table:border-model="collapsing"/>
    </style:style>
    <style:style style:name="Table48.A" style:family="table-column">
      <style:table-column-properties style:column-width="3.007cm"/>
    </style:style>
    <style:style style:name="Table48.B" style:family="table-column">
      <style:table-column-properties style:column-width="3.431cm"/>
    </style:style>
    <style:style style:name="Table48.C" style:family="table-column">
      <style:table-column-properties style:column-width="2.582cm"/>
    </style:style>
    <style:style style:name="Table48.E" style:family="table-column">
      <style:table-column-properties style:column-width="1.877cm"/>
    </style:style>
    <style:style style:name="Table48.F" style:family="table-column">
      <style:table-column-properties style:column-width="4.844cm"/>
    </style:style>
    <style:style style:name="Table48.H" style:family="table-column">
      <style:table-column-properties style:column-width="5.692cm"/>
    </style:style>
    <style:style style:name="Table48.I" style:family="table-column">
      <style:table-column-properties style:column-width="2.02cm"/>
    </style:style>
    <style:style style:name="Table48.J" style:family="table-column">
      <style:table-column-properties style:column-width="1.321cm"/>
    </style:style>
    <style:style style:name="Table48.A1" style:family="table-cell">
      <style:table-cell-properties fo:background-color="#e6e6fa" fo:padding="0cm" fo:border="0.85pt solid #000000" style:width="11.0in" style:text-align-source="fix" fo:wrap-option="wrap" fo:text-align="center">
        <style:background-image/>
      </style:table-cell-properties>
    </style:style>
    <style:style style:name="Table48.A2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48.E2" style:family="table-cell">
      <style:table-cell-properties fo:background-color="#bfbfbf" fo:padding="0cm" fo:border="0.85pt solid #000000" style:width="5.0in" style:text-align-source="fix" fo:wrap-option="wrap" fo:text-align="start">
        <style:background-image/>
      </style:table-cell-properties>
    </style:style>
    <style:style style:name="Table48.I2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8.A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B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C3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E3" style:family="table-cell">
      <style:table-cell-properties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3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J3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A4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4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4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4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4" style:family="table-cell">
      <style:table-cell-properties fo:padding="0cm" fo:border="0.85pt solid #000000" style:width="5.0in" style:text-align-source="fix" fo:wrap-option="wrap" fo:text-align="start"/>
    </style:style>
    <style:style style:name="Table48.I4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5" style:family="table-row">
      <style:table-row-properties style:min-row-height="0.446cm"/>
    </style:style>
    <style:style style:name="Table48.A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5" style:family="table-cell">
      <style:table-cell-properties style:vertical-align="middle"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5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6" style:family="table-cell">
      <style:table-cell-properties style:vertical-align="middle" fo:padding="0cm" fo:border="0.85pt solid #000000" style:width="0.0in" style:text-align-source="fix" fo:wrap-option="wrap" fo:text-align="start"/>
    </style:style>
    <style:style style:name="Table48.F6" style:family="table-cell">
      <style:table-cell-properties style:vertical-align="middle" fo:padding-left="0.071cm" fo:padding-right="0cm" fo:padding-top="0cm" fo:padding-bottom="0cm" fo:border="0.85pt solid #000000" style:width="1.0in" style:text-align-source="fix" fo:wrap-option="wrap" fo:text-align="start"/>
    </style:style>
    <style:style style:name="Table48.G6" style:family="table-cell">
      <style:table-cell-properties style:vertical-align="middle" fo:padding-left="0.071cm" fo:padding-right="0cm" fo:padding-top="0cm" fo:padding-bottom="0cm" fo:border="0.85pt solid #000000" style:width="0.0in" style:text-align-source="fix" fo:wrap-option="wrap" fo:text-align="start"/>
    </style:style>
    <style:style style:name="Table48.H6" style:family="table-cell">
      <style:table-cell-properties style:vertical-align="middle" fo:padding-left="0.071cm" fo:padding-right="0cm" fo:padding-top="0cm" fo:padding-bottom="0cm" fo:border="0.85pt solid #000000" style:width="2.0in" style:text-align-source="fix" fo:wrap-option="wrap" fo:text-align="start"/>
    </style:style>
    <style:style style:name="Table48.I6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7" style:family="table-cell">
      <style:table-cell-properties fo:padding="0cm" fo:border="none" style:width="11.0in" style:text-align-source="fix" fo:wrap-option="wrap" fo:text-align="start"/>
    </style:style>
    <style:style style:name="Table48.A8" style:family="table-cell">
      <style:table-cell-properties fo:padding="0cm" fo:border="none" style:width="11.0in" style:text-align-source="fix" fo:wrap-option="wrap" fo:text-align="start"/>
    </style:style>
    <style:style style:name="Table48.A9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48.E9" style:family="table-cell">
      <style:table-cell-properties fo:background-color="#bfbfbf" fo:padding="0cm" fo:border="0.85pt solid #000000" style:width="5.0in" style:text-align-source="fix" fo:wrap-option="wrap" fo:text-align="start">
        <style:background-image/>
      </style:table-cell-properties>
    </style:style>
    <style:style style:name="Table48.I9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8.A10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B10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C10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D10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E10" style:family="table-cell">
      <style:table-cell-properties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10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J10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A11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11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11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11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11" style:family="table-cell">
      <style:table-cell-properties fo:padding="0cm" fo:border="0.85pt solid #000000" style:width="5.0in" style:text-align-source="fix" fo:wrap-option="wrap" fo:text-align="start"/>
    </style:style>
    <style:style style:name="Table48.I11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1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1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1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12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12" style:family="table-cell">
      <style:table-cell-properties style:vertical-align="middle"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12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13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13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13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13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13" style:family="table-cell">
      <style:table-cell-properties style:vertical-align="middle" fo:padding="0cm" fo:border="0.85pt solid #000000" style:width="0.0in" style:text-align-source="fix" fo:wrap-option="wrap" fo:text-align="start"/>
    </style:style>
    <style:style style:name="Table48.F13" style:family="table-cell">
      <style:table-cell-properties style:vertical-align="middle" fo:padding-left="0.071cm" fo:padding-right="0cm" fo:padding-top="0cm" fo:padding-bottom="0cm" fo:border="0.85pt solid #000000" style:width="1.0in" style:text-align-source="fix" fo:wrap-option="wrap" fo:text-align="start"/>
    </style:style>
    <style:style style:name="Table48.G13" style:family="table-cell">
      <style:table-cell-properties style:vertical-align="middle" fo:padding-left="0.071cm" fo:padding-right="0cm" fo:padding-top="0cm" fo:padding-bottom="0cm" fo:border="0.85pt solid #000000" style:width="0.0in" style:text-align-source="fix" fo:wrap-option="wrap" fo:text-align="start"/>
    </style:style>
    <style:style style:name="Table48.H13" style:family="table-cell">
      <style:table-cell-properties style:vertical-align="middle" fo:padding-left="0.071cm" fo:padding-right="0cm" fo:padding-top="0cm" fo:padding-bottom="0cm" fo:border="0.85pt solid #000000" style:width="2.0in" style:text-align-source="fix" fo:wrap-option="wrap" fo:text-align="start"/>
    </style:style>
    <style:style style:name="Table48.I13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14" style:family="table-cell">
      <style:table-cell-properties fo:padding="0cm" fo:border="none" style:width="11.0in" style:text-align-source="fix" fo:wrap-option="wrap" fo:text-align="start"/>
    </style:style>
    <style:style style:name="Table48.A15" style:family="table-cell">
      <style:table-cell-properties fo:padding="0cm" fo:border="none" style:width="11.0in" style:text-align-source="fix" fo:wrap-option="wrap" fo:text-align="start"/>
    </style:style>
    <style:style style:name="Table48.A16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48.E16" style:family="table-cell">
      <style:table-cell-properties fo:background-color="#bfbfbf" fo:padding="0cm" fo:border="0.85pt solid #000000" style:width="5.0in" style:text-align-source="fix" fo:wrap-option="wrap" fo:text-align="start">
        <style:background-image/>
      </style:table-cell-properties>
    </style:style>
    <style:style style:name="Table48.I16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8.A17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B17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C17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D17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E17" style:family="table-cell">
      <style:table-cell-properties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17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J17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A18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18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18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18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18" style:family="table-cell">
      <style:table-cell-properties fo:padding="0cm" fo:border="0.85pt solid #000000" style:width="5.0in" style:text-align-source="fix" fo:wrap-option="wrap" fo:text-align="start"/>
    </style:style>
    <style:style style:name="Table48.I18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19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19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19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19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19" style:family="table-cell">
      <style:table-cell-properties style:vertical-align="middle"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19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20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20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20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20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20" style:family="table-cell">
      <style:table-cell-properties style:vertical-align="middle" fo:padding="0cm" fo:border="0.85pt solid #000000" style:width="0.0in" style:text-align-source="fix" fo:wrap-option="wrap" fo:text-align="start"/>
    </style:style>
    <style:style style:name="Table48.F20" style:family="table-cell">
      <style:table-cell-properties style:vertical-align="middle" fo:padding-left="0.071cm" fo:padding-right="0cm" fo:padding-top="0cm" fo:padding-bottom="0cm" fo:border="0.85pt solid #000000" style:width="1.0in" style:text-align-source="fix" fo:wrap-option="wrap" fo:text-align="start"/>
    </style:style>
    <style:style style:name="Table48.G20" style:family="table-cell">
      <style:table-cell-properties style:vertical-align="middle" fo:padding-left="0.071cm" fo:padding-right="0cm" fo:padding-top="0cm" fo:padding-bottom="0cm" fo:border="0.85pt solid #000000" style:width="0.0in" style:text-align-source="fix" fo:wrap-option="wrap" fo:text-align="start"/>
    </style:style>
    <style:style style:name="Table48.H20" style:family="table-cell">
      <style:table-cell-properties style:vertical-align="middle" fo:padding-left="0.071cm" fo:padding-right="0cm" fo:padding-top="0cm" fo:padding-bottom="0cm" fo:border="0.85pt solid #000000" style:width="2.0in" style:text-align-source="fix" fo:wrap-option="wrap" fo:text-align="start"/>
    </style:style>
    <style:style style:name="Table48.I20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21" style:family="table-cell">
      <style:table-cell-properties fo:padding="0cm" fo:border="none" style:width="11.0in" style:text-align-source="fix" fo:wrap-option="wrap" fo:text-align="start"/>
    </style:style>
    <style:style style:name="Table48.A22" style:family="table-cell">
      <style:table-cell-properties fo:padding="0cm" fo:border="none" style:width="11.0in" style:text-align-source="fix" fo:wrap-option="wrap" fo:text-align="start"/>
    </style:style>
    <style:style style:name="Table48.A23" style:family="table-cell">
      <style:table-cell-properties fo:background-color="#bfbfbf" fo:padding="0cm" fo:border="0.85pt solid #000000" style:width="4.0in" style:text-align-source="fix" fo:wrap-option="wrap" fo:text-align="start">
        <style:background-image/>
      </style:table-cell-properties>
    </style:style>
    <style:style style:name="Table48.E23" style:family="table-cell">
      <style:table-cell-properties fo:background-color="#bfbfbf" fo:padding="0cm" fo:border="0.85pt solid #000000" style:width="5.0in" style:text-align-source="fix" fo:wrap-option="wrap" fo:text-align="start">
        <style:background-image/>
      </style:table-cell-properties>
    </style:style>
    <style:style style:name="Table48.I23" style:family="table-cell">
      <style:table-cell-properties fo:background-color="#bfbfbf" fo:padding="0cm" fo:border="0.85pt solid #000000" style:width="1.0in" style:text-align-source="fix" fo:wrap-option="wrap" fo:text-align="start">
        <style:background-image/>
      </style:table-cell-properties>
    </style:style>
    <style:style style:name="Table48.A24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B24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C24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D24" style:family="table-cell">
      <style:table-cell-properties fo:background-color="#e5e5e5" fo:padding-left="0.071cm" fo:padding-right="0cm" fo:padding-top="0cm" fo:padding-bottom="0cm" fo:border="0.85pt solid #000000" style:width="1.0in" style:text-align-source="fix" fo:wrap-option="wrap" fo:text-align="start">
        <style:background-image/>
      </style:table-cell-properties>
    </style:style>
    <style:style style:name="Table48.E24" style:family="table-cell">
      <style:table-cell-properties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24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J24" style:family="table-cell">
      <style:table-cell-properties fo:background-color="#e5e5e5" fo:padding-left="0.071cm" fo:padding-right="0cm" fo:padding-top="0cm" fo:padding-bottom="0cm" fo:border="0.85pt solid #000000" style:width="0.0in" style:text-align-source="fix" fo:wrap-option="wrap" fo:text-align="start">
        <style:background-image/>
      </style:table-cell-properties>
    </style:style>
    <style:style style:name="Table48.A2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2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2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25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25" style:family="table-cell">
      <style:table-cell-properties fo:padding="0cm" fo:border="0.85pt solid #000000" style:width="5.0in" style:text-align-source="fix" fo:wrap-option="wrap" fo:text-align="start"/>
    </style:style>
    <style:style style:name="Table48.I25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2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2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2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26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26" style:family="table-cell">
      <style:table-cell-properties style:vertical-align="middle" fo:background-color="#e5e5e5" fo:padding="0cm" fo:border="0.85pt solid #000000" style:width="5.0in" style:text-align-source="fix" fo:wrap-option="wrap" fo:text-align="start">
        <style:background-image/>
      </style:table-cell-properties>
    </style:style>
    <style:style style:name="Table48.I26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27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B27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C27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D27" style:family="table-cell">
      <style:table-cell-properties fo:padding-left="0.071cm" fo:padding-right="0cm" fo:padding-top="0cm" fo:padding-bottom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E27" style:family="table-cell">
      <style:table-cell-properties style:vertical-align="middle" fo:padding="0cm" fo:border="0.85pt solid #000000" style:width="0.0in" style:text-align-source="fix" fo:wrap-option="wrap" fo:text-align="start"/>
    </style:style>
    <style:style style:name="Table48.F27" style:family="table-cell">
      <style:table-cell-properties style:vertical-align="middle" fo:padding-left="0.071cm" fo:padding-right="0cm" fo:padding-top="0cm" fo:padding-bottom="0cm" fo:border="0.85pt solid #000000" style:width="1.0in" style:text-align-source="fix" fo:wrap-option="wrap" fo:text-align="start"/>
    </style:style>
    <style:style style:name="Table48.G27" style:family="table-cell">
      <style:table-cell-properties style:vertical-align="middle" fo:padding-left="0.071cm" fo:padding-right="0cm" fo:padding-top="0cm" fo:padding-bottom="0cm" fo:border="0.85pt solid #000000" style:width="0.0in" style:text-align-source="fix" fo:wrap-option="wrap" fo:text-align="start"/>
    </style:style>
    <style:style style:name="Table48.H27" style:family="table-cell">
      <style:table-cell-properties style:vertical-align="middle" fo:padding-left="0.071cm" fo:padding-right="0cm" fo:padding-top="0cm" fo:padding-bottom="0cm" fo:border="0.85pt solid #000000" style:width="2.0in" style:text-align-source="fix" fo:wrap-option="wrap" fo:text-align="start"/>
    </style:style>
    <style:style style:name="Table48.I27" style:family="table-cell">
      <style:table-cell-properties fo:padding="0cm" fo:border-left="0.85pt solid #000000" fo:border-right="0.85pt solid #000000" fo:border-top="0.85pt solid #000000" fo:border-bottom="none" style:width="1.0in" style:text-align-source="fix" fo:wrap-option="wrap" fo:text-align="start"/>
    </style:style>
    <style:style style:name="Table48.A28" style:family="table-cell">
      <style:table-cell-properties fo:padding="0cm" fo:border="none" style:width="11.0in" style:text-align-source="fix" fo:wrap-option="wrap" fo:text-align="start"/>
    </style:style>
    <style:style style:name="Table48.A29" style:family="table-cell">
      <style:table-cell-properties fo:padding="0cm" fo:border="none" style:width="11.0in" style:text-align-source="fix" fo:wrap-option="wrap" fo:text-align="start"/>
    </style:style>
    <style:style style:name="Table48.A30" style:family="table-cell">
      <style:table-cell-properties fo:padding="0cm" fo:border="none" style:width="1.0in" style:text-align-source="fix" fo:wrap-option="wrap" fo:text-align="start"/>
    </style:style>
    <style:style style:name="Table48.B30" style:family="table-cell">
      <style:table-cell-properties fo:padding="0cm" fo:border="none" style:width="1.0in" style:text-align-source="fix" fo:wrap-option="wrap" fo:text-align="start"/>
    </style:style>
    <style:style style:name="Table48.C30" style:family="table-cell">
      <style:table-cell-properties fo:padding="0cm" fo:border="none" style:width="1.0in" style:text-align-source="fix" fo:wrap-option="wrap" fo:text-align="start"/>
    </style:style>
    <style:style style:name="Table48.D30" style:family="table-cell">
      <style:table-cell-properties fo:padding="0cm" fo:border="none" style:width="1.0in" style:text-align-source="fix" fo:wrap-option="wrap" fo:text-align="start"/>
    </style:style>
    <style:style style:name="Table48.E30" style:family="table-cell">
      <style:table-cell-properties fo:padding="0cm" fo:border="none" style:width="0.0in" style:text-align-source="fix" fo:wrap-option="wrap" fo:text-align="start"/>
    </style:style>
    <style:style style:name="Table48.F30" style:family="table-cell">
      <style:table-cell-properties fo:padding="0cm" fo:border="none" style:width="1.0in" style:text-align-source="fix" fo:wrap-option="wrap" fo:text-align="start"/>
    </style:style>
    <style:style style:name="Table48.G30" style:family="table-cell">
      <style:table-cell-properties fo:padding="0cm" fo:border="none" style:width="0.0in" style:text-align-source="fix" fo:wrap-option="wrap" fo:text-align="start"/>
    </style:style>
    <style:style style:name="Table48.H30" style:family="table-cell">
      <style:table-cell-properties fo:padding="0cm" fo:border="none" style:width="2.0in" style:text-align-source="fix" fo:wrap-option="wrap" fo:text-align="start"/>
    </style:style>
    <style:style style:name="Table48.I30" style:family="table-cell">
      <style:table-cell-properties fo:padding="0cm" fo:border="none" style:width="0.0in" style:text-align-source="fix" fo:wrap-option="wrap" fo:text-align="start"/>
    </style:style>
    <style:style style:name="Table48.J30" style:family="table-cell">
      <style:table-cell-properties fo:padding="0cm" fo:border="none" style:width="0.0in" style:text-align-source="fix" fo:wrap-option="wrap" fo:text-align="start"/>
    </style:style>
    <style:style style:name="Table67" style:family="table" style:master-page-name="Standard-3">
      <style:table-properties style:width="28.7cm" style:page-number="auto" fo:break-before="page" table:align="left" fo:text-align="start" style:vertical-align="baseline" table:border-model="collapsing"/>
    </style:style>
    <style:style style:name="Table67.A" style:family="table-column">
      <style:table-column-properties style:column-width="28.7cm"/>
    </style:style>
    <style:style style:name="Table67.A1" style:family="table-cell">
      <style:table-cell-properties fo:padding="0cm" fo:border="none" style:width="11.0in" style:text-align-source="fix" fo:wrap-option="wrap" fo:text-align="start"/>
    </style:style>
    <style:style style:name="P1" style:family="paragraph" style:parent-style-name="Standard">
      <style:paragraph-properties fo:margin-left="0cm" fo:margin-right="0cm" fo:text-align="end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fo:font-weight="bold" style:font-name-asian="sans-serif" style:font-size-asian="10pt" style:font-weight-asian="bold" style:font-name-complex="sans-serif" style:font-size-complex="10pt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vertical-align="baseline"/>
      <style:text-properties fo:color="#000000" loext:opacity="100%" style:font-name="sans-serif" fo:font-size="18pt" fo:letter-spacing="normal" style:font-name-asian="sans-serif" style:font-size-asian="18pt" style:font-name-complex="sans-serif" style:font-size-complex="18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vertical-align="baseline"/>
      <style:text-properties fo:color="#000000" loext:opacity="100%" style:font-name="sans-serif" fo:font-size="12pt" fo:letter-spacing="normal" fo:font-weight="bold" style:font-name-asian="sans-serif" style:font-size-asian="12pt" style:font-weight-asian="bold" style:font-name-complex="sans-serif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padding-left="0.035cm" fo:padding-right="0cm" fo:padding-top="0cm" fo:padding-bottom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P9" style:family="paragraph" style:parent-style-name="Standard" style:master-page-name="Standard-4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8" table:style-name="Table28">
        <table:table-column table:style-name="Table28.A"/>
        <table:table-row table:style-name="TableLine113928064">
          <table:table-cell table:style-name="Table28.A1" office:value-type="string">
            <text:p text:style-name="Standard"/>
          </table:table-cell>
        </table:table-row>
      </table:table>
      <table:table table:name="Table35" table:style-name="Table35">
        <table:table-column table:style-name="Table35.A"/>
        <table:table-row table:style-name="TableLine113926192">
          <table:table-cell table:style-name="Table35.A1" office:value-type="string">
            <table:table table:name="Table36" table:style-name="Table36">
              <table:table-column table:style-name="Table36.A"/>
              <table:table-row table:style-name="TableLine113993024">
                <table:table-cell table:style-name="Table36.A1" office:value-type="string">
                  <text:p text:style-name="P7">
                    <text:bookmark text:name="__bookmark_11"/>
                  </text:p>
                </table:table-cell>
              </table:table-row>
              <table:table-row table:style-name="TableLine114095392">
                <table:table-cell table:style-name="Table36.A1" office:value-type="string">
                  <table:table table:name="Table37" table:style-name="Table37">
                    <table:table-column table:style-name="Table37.A" table:number-columns-repeated="2"/>
                    <table:table-column table:style-name="Table37.C" table:number-columns-repeated="2"/>
                    <table:table-column table:style-name="Table37.E"/>
                    <table:table-column table:style-name="Table37.F"/>
                    <table:table-column table:style-name="Table37.E"/>
                    <table:table-column table:style-name="Table37.H"/>
                    <table:table-column table:style-name="Table37.I"/>
                    <table:table-column table:style-name="Table37.J"/>
                    <table:table-row table:style-name="TableLine114016048">
                      <table:table-cell table:style-name="Table37.A1" table:number-columns-spanned="10" office:value-type="string">
                        <text:p text:style-name="P5"><text:bookmark text:name="__bookmark_16"/>Wwww WW_WW_WW</text:p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Line114097344">
                      <table:table-cell table:style-name="Table37.A2" table:number-columns-spanned="4" office:value-type="string">
                        <text:p text:style-name="P2">Aaaa Aaaa</text:p>
                      </table:table-cell>
                    </table:table-row>
                    <table:table-row table:style-name="TableLine114220512">
                      <table:table-cell table:style-name="Table37.A3" office:value-type="string">
                        <text:p text:style-name="P3">Bbbb bbbb</text:p>
                      </table:table-cell>
                    </table:table-row>
                    <table:table-row table:style-name="TableLine114693136">
                      <table:table-cell table:style-name="Table37.B4" office:value-type="string">
                        <text:p text:style-name="P3">Cccc_cc</text:p>
                      </table:table-cell>
                      <table:table-cell table:style-name="Table37.D4" office:value-type="string">
                        <text:p text:style-name="P3">Ddddddd</text:p>
                      </table:table-cell>
                      <table:table-cell table:style-name="Table37.E4" table:number-columns-spanned="4" office:value-type="string">
                        <table:table table:name="Table38" table:style-name="Table38">
                          <table:table-column table:style-name="Table38.A"/>
                          <table:table-column table:style-name="Table38.B"/>
                          <table:table-column table:style-name="Table38.C"/>
                          <table:table-column table:style-name="Table38.D"/>
                          <table:table-row table:style-name="TableLine114037504">
                            <table:table-cell table:style-name="Table38.A1" office:value-type="string">
                              <text:p text:style-name="P4"><text:bookmark text:name="__bookmark_17"/>EEEEEE</text:p>
                            </table:table-cell>
                            <table:table-cell table:style-name="Table38.B1" office:value-type="string">
                              <text:p text:style-name="P3">Ff F Ffffff Fffffff</text:p>
                            </table:table-cell>
                          </table:table-row>
                          <table:table-row table:style-name="TableLine114050064">
                            <table:table-cell table:style-name="Table38.A2" office:value-type="string">
                              <text:p text:style-name="P4">GGGG</text:p>
                            </table:table-cell>
                            <table:table-cell table:style-name="Table38.B2" office:value-type="string">
                              <text:p text:style-name="P3">Aa A Aa Aa Aaa Aa Aaa</text:p>
                            </table:table-cell>
                          </table:table-row>
                        </table:table>
                      </table:table-cell>
                      <table:covered-table-cell/>
                      <table:covered-table-cell/>
                      <table:covered-table-cell/>
                      <table:table-cell table:style-name="Table37.I4" table:number-columns-spanned="2" office:value-type="string">
                        <table:table table:name="Table39" table:style-name="Table39">
                          <table:table-column table:style-name="Table39.A"/>
                          <table:table-column table:style-name="Table39.B"/>
                          <table:table-row table:style-name="TableLine114053968">
                            <table:table-cell table:style-name="Table39.A1" office:value-type="string">
                              <text:p text:style-name="P3"><text:bookmark text:name="__bookmark_18"/>LLLLLL</text:p>
                            </table:table-cell>
                          </table:table-row>
                        </table:table>
                      </table:table-cell>
                      <table:covered-table-cell/>
                    </table:table-row>
                    <table:table-row table:style-name="TableLine114694768">
                      <table:table-cell table:style-name="Table37.A5" office:value-type="string">
                        <text:p text:style-name="P3">Oooooooo</text:p>
                      </table:table-cell>
                    </table:table-row>
                    <table:table-row table:style-name="TableLine114697152">
                      <table:table-cell table:style-name="Table37.A5" office:value-type="string">
                        <text:p text:style-name="P3">Kkkkkkk</text:p>
                      </table:table-cell>
                      <table:covered-table-cell/>
                      <table:covered-table-cell/>
                      <table:table-cell table:style-name="Table37.E6" office:value-type="string">
                        <text:p text:style-name="P4">Nnn [n]</text:p>
                      </table:table-cell>
                      <table:table-cell table:style-name="Table37.F6" office:value-type="string">
                        <text:p text:style-name="P3">Mmm</text:p>
                      </table:table-cell>
                      <table:table-cell table:style-name="Table37.G6" office:value-type="string">
                        <text:p text:style-name="P4">JJJ [j]</text:p>
                      </table:table-cell>
                      <table:covered-table-cell/>
                    </table:table-row>
                    <table:table-row table:style-name="TableLine114700816">
                      <table:table-cell table:style-name="Table37.A7" table:number-columns-spanned="10" office:value-type="string">
                        <text:p text:style-name="P3"/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Line114701840">
                      <table:table-cell table:style-name="Table37.A8" table:number-columns-spanned="10" office:value-type="string">
                        <table:table table:name="Table40" table:style-name="Table40">
                          <table:table-column table:style-name="Table40.A"/>
                          <table:table-column table:style-name="Table40.B"/>
                          <table:table-column table:style-name="Table40.C"/>
                          <table:table-column table:style-name="Table40.D" table:number-columns-repeated="2"/>
                          <table:table-column table:style-name="Table40.F"/>
                          <table:table-header-rows>
                            <table:table-row table:style-name="TableLine114070032">
                              <table:table-cell table:style-name="Table40.A1" table:number-columns-spanned="6" office:value-type="string">
                                <text:p text:style-name="P6"><text:bookmark text:name="__bookmark_20"/>Vvvvvvvvv VV</text:p>
                              </table:table-cell>
                              <table:covered-table-cell/>
                              <table:covered-table-cell/>
                              <table:covered-table-cell/>
                              <table:covered-table-cell/>
                              <table:covered-table-cell/>
                            </table:table-row>
                            <table:table-row table:style-name="TableLine114079328">
                              <table:table-cell table:style-name="Table40.B2" office:value-type="string">
                                <text:p text:style-name="P3">Uuuu Uuuu Uuuu</text:p>
                              </table:table-cell>
                            </table:table-row>
                          </table:table-header-rows>
                          <table:table-row table:style-name="TableLine114089424">
                            <table:table-cell table:style-name="Table40.B3" office:value-type="string">
                              <text:p text:style-name="P3">LllllLllL</text:p>
                            </table:table-cell>
                          </table:table-row>
                          <table:table-row table:style-name="Table40.4">
                            <table:table-cell table:style-name="Table40.A4" table:number-columns-spanned="6" office:value-type="string">
                              <text:p text:style-name="P7"/>
                            </table:table-cell>
                            <table:covered-table-cell/>
                            <table:covered-table-cell/>
                            <table:covered-table-cell/>
                            <table:covered-table-cell/>
                            <table:covered-table-cell/>
                          </table:table-row>
                        </table:table>
                      </table:table-cell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  <table:covered-table-cell/>
                    </table:table-row>
                    <table:table-row table:style-name="TableLine114702752">
                      <table:table-cell table:style-name="Table37.A9" table:number-columns-spanned="10" office:value-type="string">
                        <table:table table:name="Table41" table:style-name="Table41">
                          <table:table-column table:style-name="Table41.A"/>
                          <table:table-row table:style-name="TableLine114096544">
                            <table:table-cell table:style-name="Table41.A1" office:value-type="string">
                              <table:table table:name="Table42" table:style-name="Table42">
                                <table:table-column table:style-name="Table42.A"/>
                                <table:table-column table:style-name="Table42.B"/>
                                <table:table-column table:style-name="Table42.C" table:number-columns-repeated="4"/>
                                <table:table-column table:style-name="Table42.G"/>
                                <table:table-column table:style-name="Table42.H"/>
                                <table:table-column table:style-name="Table42.I"/>
                                <table:table-column table:style-name="Table42.J" table:number-columns-repeated="4"/>
                                <table:table-header-rows>
                                  <table:table-row table:style-name="TableLine114100016">
                                    <table:table-cell table:style-name="Table42.A1" table:number-columns-spanned="13" office:value-type="string">
                                      <text:p text:style-name="P6"><text:bookmark text:name="__bookmark_24"/>Sssssssss Ssssssssss Sssssss</text:p>
                                    </table:table-cell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</table:table-row>
                                  <table:table-row table:style-name="TableLine114151984">
                                    <table:table-cell table:style-name="Table42.J2" table:number-columns-spanned="2" office:value-type="string">
                                      <text:p text:style-name="P2">Rrrrr Rrrrrr</text:p>
                                    </table:table-cell>
                                  </table:table-row>
                                  <table:table-row table:style-name="TableLine114158128">
                                    <table:table-cell table:style-name="Table42.I3" office:value-type="string">
                                      <text:p text:style-name="P2">Pppppp<text:line-break/>[p]</text:p>
                                    </table:table-cell>
                                  </table:table-row>
                                </table:table-header-rows>
                                <table:table-row table:style-name="TableLine114164928">
                                  <table:table-cell table:style-name="Table42.A6" table:number-rows-spanned="3" office:value-type="string">
                                    <text:p text:style-name="P7"/>
                                  </table:table-cell>
                                  <table:table-cell table:style-name="Table42.B4" office:value-type="string">
                                    <text:p text:style-name="P3">Tttttt_Ttt_T</text:p>
                                  </table:table-cell>
                                  <table:table-cell table:style-name="Table42.F4" office:value-type="string">
                                    <text:p text:style-name="P4">0</text:p>
                                  </table:table-cell>
                                  <table:table-cell table:style-name="Table42.G4" table:number-columns-spanned="2" office:value-type="string">
                                    <table:table table:name="Table43" table:style-name="Table43">
                                      <table:table-column table:style-name="Table43.A"/>
                                      <table:table-column table:style-name="Table43.B"/>
                                      <table:table-column table:style-name="Table43.C"/>
                                      <table:table-column table:style-name="Table43.D"/>
                                      <table:table-row table:style-name="TableLine114129920">
                                        <table:table-cell table:style-name="Table43.A1" office:value-type="string">
                                          <text:p text:style-name="P4"><text:bookmark text:name="__bookmark_25"/>UUUUUU</text:p>
                                        </table:table-cell>
                                      </table:table-row>
                                      <table:table-row table:style-name="TableLine114140704">
                                        <table:table-cell table:style-name="Table43.A1" office:value-type="string">
                                          <text:p text:style-name="P4">SSSS</text:p>
                                        </table:table-cell>
                                      </table:table-row>
                                    </table:table>
                                  </table:table-cell>
                                  <table:covered-table-cell/>
                                  <table:table-cell table:style-name="Table42.K4" office:value-type="string">
                                    <text:p text:style-name="P3">JJ</text:p>
                                  </table:table-cell>
                                  <table:covered-table-cell/>
                                </table:table-row>
                                <table:table-row table:style-name="TableLine114171184">
                                  <table:covered-table-cell/>
                                  <table:table-cell table:style-name="Table42.B5" office:value-type="string">
                                    <text:p text:style-name="P3">Eeeeee Eeee</text:p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table-cell table:style-name="Table42.G5" office:value-type="string">
                                    <text:p text:style-name="P3">XX </text:p>
                                  </table:table-cell>
                                </table:table-row>
                                <table:table-row table:style-name="TableLine114177488">
                                  <table:covered-table-cell/>
                                  <table:table-cell table:style-name="Table42.B5" office:value-type="string">
                                    <text:p text:style-name="P3">Nnnnnnn</text:p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42.7">
                                  <table:table-cell table:style-name="Table42.A7" table:number-columns-spanned="11" office:value-type="string">
                                    <text:p text:style-name="P7"/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</table:table>
                            </table:table-cell>
                          </table:table-row>
                          <table:table-row table:style-name="TableLine114376976">
                            <table:table-cell table:style-name="Table41.A2" office:value-type="string">
                              <table:table table:name="Table44" table:style-name="Table44">
                                <table:table-column table:style-name="Table44.A"/>
                                <table:table-column table:style-name="Table44.B"/>
                                <table:table-column table:style-name="Table44.C"/>
                                <table:table-column table:style-name="Table44.D" table:number-columns-repeated="2"/>
                                <table:table-column table:style-name="Table44.F"/>
                                <table:table-header-rows>
                                  <table:table-row table:style-name="TableLine114182000">
                                    <table:table-cell table:style-name="Table44.A1" table:number-columns-spanned="6" office:value-type="string">
                                      <text:p text:style-name="P6"><text:bookmark text:name="__bookmark_30"/>Yyyyyyyyy yyyyyyyyyy Yyyyyyyyy</text:p>
                                    </table:table-cell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</table:table-row>
                                  <table:table-row table:style-name="TableLine114206528">
                                    <table:table-cell table:style-name="Table44.D2" office:value-type="string">
                                      <text:p text:style-name="P2">Iii.<text:line-break/>[iii]</text:p>
                                    </table:table-cell>
                                    <table:table-cell table:style-name="Table44.F2" office:value-type="string">
                                      <table:table table:name="Table45" table:style-name="Table45">
                                        <table:table-column table:style-name="Table45.A"/>
                                        <table:table-column table:style-name="Table45.B"/>
                                        <table:table-row table:style-name="TableLine114188992">
                                          <table:table-cell table:style-name="Table45.A1" table:number-columns-spanned="2" office:value-type="string">
                                            <text:p text:style-name="P2">Xxxx</text:p>
                                          </table:table-cell>
                                          <table:covered-table-cell/>
                                        </table:table-row>
                                        <table:table-row table:style-name="TableLine114188656">
                                          <table:table-cell table:style-name="Table45.A2" office:value-type="string">
                                            <text:p text:style-name="P3">Uuuuu</text:p>
                                          </table:table-cell>
                                        </table:table-row>
                                      </table:table>
                                    </table:table-cell>
                                  </table:table-row>
                                </table:table-header-rows>
                                <table:table-row table:style-name="TableLine114211440">
                                  <table:table-cell table:style-name="Table44.A3" office:value-type="string">
                                    <text:p text:style-name="P7"/>
                                  </table:table-cell>
                                  <table:table-cell table:style-name="Table44.B3" office:value-type="string">
                                    <text:p text:style-name="P3">Qqqq_Qqqqqqqq_Q</text:p>
                                  </table:table-cell>
                                  <table:table-cell table:style-name="Table44.C3" office:value-type="string">
                                    <table:table table:name="Table46" table:style-name="Table46">
                                      <table:table-column table:style-name="Table46.A"/>
                                      <table:table-column table:style-name="Table46.B"/>
                                      <table:table-column table:style-name="Table46.A"/>
                                      <table:table-column table:style-name="Table46.D"/>
                                      <table:table-row table:style-name="TableLine114194480">
                                        <table:table-cell table:style-name="Table46.A1" office:value-type="string">
                                          <text:p text:style-name="P4"><text:bookmark text:name="__bookmark_31"/>TTTTTT</text:p>
                                        </table:table-cell>
                                        <table:table-cell table:style-name="Table46.B1" office:value-type="string">
                                          <text:p text:style-name="P7"/>
                                        </table:table-cell>
                                      </table:table-row>
                                      <table:table-row table:style-name="TableLine114183920">
                                        <table:table-cell table:style-name="Table46.A1" office:value-type="string">
                                          <text:p text:style-name="P4">RRRR</text:p>
                                        </table:table-cell>
                                        <table:table-cell table:style-name="Table46.B1" office:value-type="string">
                                          <text:p text:style-name="P7"/>
                                        </table:table-cell>
                                      </table:table-row>
                                    </table:table>
                                  </table:table-cell>
                                </table:table-row>
                                <table:table-row table:style-name="Table44.4">
                                  <table:table-cell table:style-name="Table44.A4" table:number-columns-spanned="5" office:value-type="string">
                                    <text:p text:style-name="P7"/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table-cell table:style-name="Table44.F4" office:value-type="string">
                                    <text:p text:style-name="P7"/>
                                  </table:table-cell>
                                </table:table-row>
                              </table:table>
                            </table:table-cell>
                          </table:table-row>
                          <table:table-row table:style-name="TableLine114580288">
                            <table:table-cell table:style-name="Table41.A3" office:value-type="string">
                              <table:table table:name="Table48" table:style-name="Table48">
                                <table:table-column table:style-name="Table48.A"/>
                                <table:table-column table:style-name="Table48.B"/>
                                <table:table-column table:style-name="Table48.C" table:number-columns-repeated="2"/>
                                <table:table-column table:style-name="Table48.E"/>
                                <table:table-column table:style-name="Table48.F"/>
                                <table:table-column table:style-name="Table48.E"/>
                                <table:table-column table:style-name="Table48.H"/>
                                <table:table-column table:style-name="Table48.I"/>
                                <table:table-column table:style-name="Table48.J"/>
                                <table:table-header-rows>
                                  <table:table-row table:style-name="TableLine114219600">
                                    <table:table-cell table:style-name="Table48.A1" table:number-columns-spanned="10" office:value-type="string">
                                      <text:p text:style-name="P6"><text:bookmark text:name="__bookmark_64"/><text:soft-page-break/>Ooooooooo oooooooooo Oooooo/Oooooooo Ooooo</text:p>
                                    </table:table-cell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  <table:covered-table-cell/>
                                  </table:table-row>
                                </table:table-header-rows>
                                <table:table-row table:style-name="TableLine114542688">
                                  <table:table-cell table:style-name="Table48.I2" table:number-columns-spanned="2" office:value-type="string">
                                    <text:p text:style-name="P2">Wwww Wwww</text:p>
                                  </table:table-cell>
                                  <table:covered-table-cell/>
                                </table:table-row>
                                <table:table-row table:style-name="TableLine114593472">
                                  <table:table-cell table:style-name="Table48.A3" office:value-type="string">
                                    <text:p text:style-name="P3">Nnnn Nnnn</text:p>
                                  </table:table-cell>
                                </table:table-row>
                                <table:table-row table:style-name="TableLine114598256">
                                  <table:table-cell table:style-name="Table48.A4" office:value-type="string">
                                    <text:p text:style-name="P3">Vvvvv_Vvvvvv</text:p>
                                  </table:table-cell>
                                  <table:table-cell table:style-name="Table48.B4" office:value-type="string">
                                    <text:p text:style-name="P3">E_e</text:p>
                                  </table:table-cell>
                                  <table:table-cell table:style-name="Table48.E4" table:number-columns-spanned="4" office:value-type="string">
                                    <table:table table:name="Table49" table:style-name="Table49">
                                      <table:table-column table:style-name="Table49.A"/>
                                      <table:table-column table:style-name="Table49.B"/>
                                      <table:table-row table:style-name="TableLine114238432">
                                        <table:table-cell table:style-name="Table49.A1" office:value-type="string">
                                          <text:p text:style-name="P4"><text:bookmark text:name="__bookmark_65"/>PPPPPP</text:p>
                                        </table:table-cell>
                                        <table:table-cell table:style-name="Table49.B1" office:value-type="string">
                                          <text:p text:style-name="P3">Kk K Kkkkkk Kkkkkkk</text:p>
                                        </table:table-cell>
                                      </table:table-row>
                                      <table:table-row table:style-name="TableLine114249312">
                                        <table:table-cell table:style-name="Table49.A1" office:value-type="string">
                                          <text:p text:style-name="P4">MMMM</text:p>
                                        </table:table-cell>
                                        <table:table-cell table:style-name="Table49.B1" office:value-type="string">
                                          <text:p text:style-name="P3">Cc C Cc Cc Ccc Cc Ccc</text:p>
                                        </table:table-cell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table-cell table:style-name="Table48.I6" table:number-rows-spanned="3" table:number-columns-spanned="2" office:value-type="string">
                                    <text:p text:style-name="P7">
                                      <text:bookmark text:name="__bookmark_66"/>
                                    </text:p>
                                  </table:table-cell>
                                  <table:covered-table-cell/>
                                </table:table-row>
                                <table:table-row table:style-name="Table48.5">
                                  <table:table-cell table:style-name="Table48.E5" table:number-columns-spanned="4" office:value-type="string">
                                    <text:p text:style-name="P2">Hhhhhh</text:p>
                                  </table:table-cell>
                                </table:table-row>
                                <table:table-row table:style-name="Table48.5">
                                  <table:table-cell table:style-name="Table48.E6" office:value-type="string">
                                    <text:p text:style-name="P4">Bbb [b]</text:p>
                                  </table:table-cell>
                                  <table:table-cell table:style-name="Table48.G6" office:value-type="string">
                                    <text:p text:style-name="P4">Ddd [d]</text:p>
                                  </table:table-cell>
                                  <table:table-cell table:style-name="Table48.H6" office:value-type="string">
                                    <text:p text:style-name="P3">-</text:p>
                                  </table:table-cell>
                                  <table:covered-table-cell/>
                                  <table:covered-table-cell/>
                                </table:table-row>
                                <table:table-row table:style-name="TableLine114611424">
                                  <table:table-cell table:style-name="Table48.A7" table:number-columns-spanned="10" office:value-type="string">
                                    <table:table table:name="Table50" table:style-name="Table50">
                                      <table:table-column table:style-name="Table50.A"/>
                                      <table:table-column table:style-name="Table50.B"/>
                                      <table:table-column table:style-name="Table50.C" table:number-columns-repeated="4"/>
                                      <table:table-column table:style-name="Table50.B"/>
                                      <table:table-column table:style-name="Table50.H"/>
                                      <table:table-column table:style-name="Table50.I"/>
                                      <table:table-column table:style-name="Table50.J" table:number-columns-repeated="2"/>
                                      <table:table-column table:style-name="Table50.L"/>
                                      <table:table-row table:style-name="TableLine130423696">
                                        <table:table-cell table:style-name="Table50.A1" table:number-rows-spanned="3" office:value-type="string">
                                          <text:p text:style-name="P7">
                                            <text:bookmark text:name="__bookmark_67"/>
                                          </text:p>
                                        </table:table-cell>
                                        <table:table-cell table:style-name="Table50.B1" table:number-columns-spanned="11" office:value-type="string">
                                          <text:p text:style-name="P6">Aaaaaaaaa aaaaaaaaaa Aaaaaaa</text:p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</table:table-row>
                                      <table:table-row table:style-name="TableLine163419568">
                                        <table:table-cell table:style-name="Table50.J2" office:value-type="string">
                                          <text:p text:style-name="P2">Ccccc Cccccc</text:p>
                                        </table:table-cell>
                                      </table:table-row>
                                      <table:table-row table:style-name="TableLine162354448">
                                        <table:covered-table-cell/>
                                        <table:table-cell table:style-name="Table50.B3" table:number-columns-spanned="11" office:value-type="string">
                                          <text:p text:style-name="P2">Qqqqqq<text:line-break/>[q]</text:p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</table:table-row>
                                      <table:table-row table:style-name="TableLine162029040">
                                        <table:table-cell table:style-name="Table50.A6" table:number-rows-spanned="3" office:value-type="string">
                                          <text:p text:style-name="P7"/>
                                        </table:table-cell>
                                        <table:table-cell table:style-name="Table50.B4" office:value-type="string">
                                          <text:p text:style-name="P3">Ggggg_Ggg_G</text:p>
                                        </table:table-cell>
                                        <table:table-cell table:style-name="Table50.F4" office:value-type="string">
                                          <text:p text:style-name="P4">l</text:p>
                                        </table:table-cell>
                                        <table:table-cell table:style-name="Table50.G4" table:number-columns-spanned="2" office:value-type="string">
                                          <table:table table:name="Table51" table:style-name="Table51">
                                            <table:table-column table:style-name="Table51.A"/>
                                            <table:table-column table:style-name="Table51.B"/>
                                            <table:table-column table:style-name="Table51.A"/>
                                            <table:table-column table:style-name="Table51.D"/>
                                            <table:table-row table:style-name="TableLine114293776">
                                              <table:table-cell table:style-name="Table51.A1" office:value-type="string">
                                                <text:p text:style-name="P4"><text:bookmark text:name="__bookmark_68"/>PPPPPP</text:p>
                                              </table:table-cell>
                                            </table:table-row>
                                            <table:table-row table:style-name="TableLine114303344">
                                              <table:table-cell table:style-name="Table51.A1" office:value-type="string">
                                                <text:p text:style-name="P4">NNNN</text:p>
                                              </table:table-cell>
                                            </table:table-row>
                                          </table:table>
                                        </table:table-cell>
                                        <table:covered-table-cell/>
                                      </table:table-row>
                                      <table:table-row table:style-name="TableLine162523776">
                                        <table:covered-table-cell/>
                                        <table:table-cell table:style-name="Table50.B5" office:value-type="string">
                                          <text:p text:style-name="P3">Eeeeee</text:p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table-cell table:style-name="Table50.B5" office:value-type="string">
                                          <text:p text:style-name="P3">ZZ </text:p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</table:table-row>
                                      <table:table-row table:style-name="TableLine53819760">
                                        <table:covered-table-cell/>
                                        <table:table-cell table:style-name="Table50.B5" office:value-type="string">
                                          <text:p text:style-name="P3">Mmmmmmm</text:p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13216">
                                  <table:table-cell table:style-name="Table48.A8" table:number-columns-spanned="10" office:value-type="string">
                                    <text:p text:style-name="P7"/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14528">
                                  <table:table-cell table:style-name="Table48.A9" table:number-columns-spanned="4" office:value-type="string">
                                    <text:p text:style-name="P2">Tttt Tttt</text:p>
                                  </table:table-cell>
                                </table:table-row>
                                <table:table-row table:style-name="TableLine114617072">
                                  <table:table-cell table:style-name="Table48.A10" office:value-type="string">
                                    <text:p text:style-name="P3">Iiii Iiii</text:p>
                                  </table:table-cell>
                                </table:table-row>
                                <table:table-row table:style-name="TableLine114555216">
                                  <table:table-cell table:style-name="Table48.A11" office:value-type="string">
                                    <text:p text:style-name="P3">Ssss_Ssssssss</text:p>
                                  </table:table-cell>
                                  <table:table-cell table:style-name="Table48.B11" office:value-type="string">
                                    <text:p text:style-name="P3">I_II_I</text:p>
                                  </table:table-cell>
                                  <table:table-cell table:style-name="Table48.E11" table:number-columns-spanned="4" office:value-type="string">
                                    <table:table table:name="Table52" table:style-name="Table52">
                                      <table:table-column table:style-name="Table52.A"/>
                                      <table:table-column table:style-name="Table52.B"/>
                                      <table:table-column table:style-name="Table52.C"/>
                                      <table:table-column table:style-name="Table52.D"/>
                                      <table:table-row table:style-name="TableLine114264496">
                                        <table:table-cell table:style-name="Table52.A1" office:value-type="string">
                                          <text:p text:style-name="P4"><text:bookmark text:name="__bookmark_72"/>TTTTTT</text:p>
                                        </table:table-cell>
                                        <table:table-cell table:style-name="Table52.B1" office:value-type="string">
                                          <text:p text:style-name="P3">Xx X Xxxxxx Xxxxxxx</text:p>
                                        </table:table-cell>
                                      </table:table-row>
                                      <table:table-row table:style-name="TableLine114360000">
                                        <table:table-cell table:style-name="Table52.A1" office:value-type="string">
                                          <text:p text:style-name="P4">RRRR</text:p>
                                        </table:table-cell>
                                        <table:table-cell table:style-name="Table52.B1" office:value-type="string">
                                          <text:p text:style-name="P3">Ff F Ff Ff Fff Ff Fff</text:p>
                                        </table:table-cell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table-cell table:style-name="Table48.I13" table:number-rows-spanned="3" table:number-columns-spanned="2" office:value-type="string">
                                    <text:p text:style-name="P7">
                                      <text:bookmark text:name="__bookmark_73"/>
                                    </text:p>
                                  </table:table-cell>
                                  <table:covered-table-cell/>
                                </table:table-row>
                                <table:table-row table:style-name="Table48.5">
                                  <table:table-cell table:style-name="Table48.E12" table:number-columns-spanned="4" office:value-type="string">
                                    <text:p text:style-name="P2">Hhhhhh</text:p>
                                  </table:table-cell>
                                </table:table-row>
                                <table:table-row table:style-name="Table48.5">
                                  <table:table-cell table:style-name="Table48.E13" office:value-type="string">
                                    <text:p text:style-name="P4">Ccc [c]</text:p>
                                  </table:table-cell>
                                  <table:table-cell table:style-name="Table48.F13" office:value-type="string">
                                    <text:p text:style-name="P3">Rrr</text:p>
                                  </table:table-cell>
                                  <table:table-cell table:style-name="Table48.G13" office:value-type="string">
                                    <text:p text:style-name="P4">Bbb [b]</text:p>
                                  </table:table-cell>
                                  <table:table-cell table:style-name="Table48.H13" office:value-type="string">
                                    <text:p text:style-name="P3">-</text:p>
                                  </table:table-cell>
                                  <table:covered-table-cell/>
                                  <table:covered-table-cell/>
                                </table:table-row>
                                <table:table-row table:style-name="TableLine114635696">
                                  <table:table-cell table:style-name="Table48.A15" table:number-columns-spanned="10" office:value-type="string">
                                    <text:p text:style-name="P7"/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36944">
                                  <table:table-cell table:style-name="Table48.A15" table:number-columns-spanned="10" office:value-type="string">
                                    <table:table table:name="Table53" table:style-name="Table53">
                                      <table:table-column table:style-name="Table53.A"/>
                                      <table:table-column table:style-name="Table53.B"/>
                                      <table:table-column table:style-name="Table53.C"/>
                                      <table:table-column table:style-name="Table53.D" table:number-columns-repeated="2"/>
                                      <table:table-column table:style-name="Table53.F"/>
                                      <table:table-header-rows>
                                        <table:table-row table:style-name="TableLine114375776">
                                          <table:table-cell table:style-name="Table53.A1" table:number-rows-spanned="2" office:value-type="string">
                                            <text:p text:style-name="P7">
                                              <text:bookmark text:name="__bookmark_75"/>
                                            </text:p>
                                          </table:table-cell>
                                          <table:table-cell table:style-name="Table53.B1" table:number-columns-spanned="5" office:value-type="string">
                                            <text:p text:style-name="P6">Vvvvvvvvv vvvvvvvvvv Vvvvvvvvv</text:p>
                                          </table:table-cell>
                                          <table:covered-table-cell/>
                                          <table:covered-table-cell/>
                                          <table:covered-table-cell/>
                                          <table:covered-table-cell/>
                                        </table:table-row>
                                        <table:table-row table:style-name="TableLine114404336">
                                          <table:covered-table-cell/>
                                          <table:table-cell table:style-name="Table53.D2" office:value-type="string">
                                            <text:p text:style-name="P2">LLll<text:line-break/>[lll]</text:p>
                                          </table:table-cell>
                                          <table:table-cell table:style-name="Table53.F2" office:value-type="string">
                                            <table:table table:name="Table54" table:style-name="Table54">
                                              <table:table-column table:style-name="Table54.A"/>
                                              <table:table-column table:style-name="Table54.B"/>
                                              <table:table-row table:style-name="TableLine114387248">
                                                <table:table-cell table:style-name="Table54.A1" table:number-columns-spanned="2" office:value-type="string">
                                                  <text:p text:style-name="P2">Iiii</text:p>
                                                </table:table-cell>
                                                <table:covered-table-cell/>
                                              </table:table-row>
                                              <table:table-row table:style-name="TableLine114390448">
                                                <table:table-cell table:style-name="Table54.A2" office:value-type="string">
                                                  <text:p text:style-name="P3">Ooooo</text:p>
                                                </table:table-cell>
                                              </table:table-row>
                                            </table:table>
                                          </table:table-cell>
                                        </table:table-row>
                                      </table:table-header-rows>
                                      <table:table-row table:style-name="TableLine114416192">
                                        <table:table-cell table:style-name="Table53.B3" office:value-type="string">
                                          <text:p text:style-name="P3">Gggg_Gggggggg_G</text:p>
                                        </table:table-cell>
                                        <table:table-cell table:style-name="Table53.C3" office:value-type="string">
                                          <table:table table:name="Table55" table:style-name="Table55">
                                            <table:table-column table:style-name="Table55.A"/>
                                            <table:table-column table:style-name="Table55.B"/>
                                            <table:table-column table:style-name="Table55.A"/>
                                            <table:table-column table:style-name="Table55.B"/>
                                            <table:table-row table:style-name="TableLine114395648">
                                              <table:table-cell table:style-name="Table55.A1" office:value-type="string">
                                                <text:p text:style-name="P4"><text:bookmark text:name="__bookmark_76"/>MMMMMM</text:p>
                                              </table:table-cell>
                                            </table:table-row>
                                            <table:table-row table:style-name="TableLine114398544">
                                              <table:table-cell table:style-name="Table55.A1" office:value-type="string">
                                                <text:p text:style-name="P4">CCCC</text:p>
                                              </table:table-cell>
                                            </table:table-row>
                                          </table:table>
                                        </table:table-cell>
                                      </table:table-row>
                                      <table:table-row table:style-name="Table53.4">
                                        <table:table-cell table:style-name="Table53.A4" table:number-columns-spanned="5" office:value-type="string">
                                          <text:p text:style-name="P7"/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  <table:table-cell table:style-name="Table53.F4" office:value-type="string">
                                          <text:p text:style-name="P7"/>
                                        </table:table-cell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37408">
                                  <table:table-cell table:style-name="Table48.A16" table:number-columns-spanned="4" office:value-type="string">
                                    <text:p text:style-name="P2">Yyyy Yyyy</text:p>
                                  </table:table-cell>
                                </table:table-row>
                                <table:table-row table:style-name="TableLine114640112">
                                  <table:table-cell table:style-name="Table48.A17" office:value-type="string">
                                    <text:p text:style-name="P3">Zzzz Zzzz</text:p>
                                  </table:table-cell>
                                </table:table-row>
                                <table:table-row table:style-name="TableLine114645664">
                                  <table:table-cell table:style-name="Table48.A18" office:value-type="string">
                                    <text:p text:style-name="P3">JjjjjJjjjjjjj</text:p>
                                  </table:table-cell>
                                  <table:table-cell table:style-name="Table48.B18" office:value-type="string">
                                    <text:p text:style-name="P3">A_AA_A</text:p>
                                  </table:table-cell>
                                  <table:table-cell table:style-name="Table48.E18" table:number-columns-spanned="4" office:value-type="string">
                                    <table:table table:name="Table57" table:style-name="Table57">
                                      <table:table-column table:style-name="Table57.A"/>
                                      <table:table-column table:style-name="Table57.B"/>
                                      <table:table-column table:style-name="Table57.C"/>
                                      <table:table-column table:style-name="Table57.D"/>
                                      <table:table-row table:style-name="TableLine114433616">
                                        <table:table-cell table:style-name="Table57.A1" office:value-type="string">
                                          <text:p text:style-name="P4"><text:bookmark text:name="__bookmark_79"/>TTTTTT</text:p>
                                        </table:table-cell>
                                      </table:table-row>
                                      <table:table-row table:style-name="TableLine114445264">
                                        <table:table-cell table:style-name="Table57.A1" office:value-type="string">
                                          <text:p text:style-name="P4">RRRR</text:p>
                                        </table:table-cell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table-cell table:style-name="Table48.I20" table:number-rows-spanned="3" table:number-columns-spanned="2" office:value-type="string">
                                    <text:p text:style-name="P7">
                                      <text:bookmark text:name="__bookmark_80"/>
                                    </text:p>
                                  </table:table-cell>
                                  <table:covered-table-cell/>
                                </table:table-row>
                                <table:table-row table:style-name="Table48.5">
                                  <table:table-cell table:style-name="Table48.E19" table:number-columns-spanned="4" office:value-type="string">
                                    <text:p text:style-name="P2">Bbbbbb</text:p>
                                  </table:table-cell>
                                </table:table-row>
                                <table:table-row table:style-name="Table48.5">
                                  <table:table-cell table:style-name="Table48.E20" office:value-type="string">
                                    <text:p text:style-name="P4">Vvv [v]</text:p>
                                  </table:table-cell>
                                  <table:table-cell table:style-name="Table48.F20" office:value-type="string">
                                    <text:p text:style-name="P3">Uuu</text:p>
                                  </table:table-cell>
                                  <table:table-cell table:style-name="Table48.G20" office:value-type="string">
                                    <text:p text:style-name="P4">Aaa [a]</text:p>
                                  </table:table-cell>
                                  <table:table-cell table:style-name="Table48.H20" office:value-type="string">
                                    <text:p text:style-name="P3">-</text:p>
                                  </table:table-cell>
                                  <table:covered-table-cell/>
                                  <table:covered-table-cell/>
                                </table:table-row>
                                <table:table-row table:style-name="TableLine114659344">
                                  <table:table-cell table:style-name="Table48.A22" table:number-columns-spanned="10" office:value-type="string">
                                    <text:p text:style-name="P7"/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60880">
                                  <table:table-cell table:style-name="Table48.A22" table:number-columns-spanned="10" office:value-type="string">
                                    <table:table table:name="Table58" table:style-name="Table58">
                                      <table:table-column table:style-name="Table58.A"/>
                                      <table:table-column table:style-name="Table58.B"/>
                                      <table:table-column table:style-name="Table58.C"/>
                                      <table:table-column table:style-name="Table58.D" table:number-columns-repeated="2"/>
                                      <table:table-column table:style-name="Table58.F"/>
                                      <table:table-header-rows>
                                        <table:table-row table:style-name="TableLine114460640">
                                          <table:table-cell table:style-name="Table58.A1" table:number-rows-spanned="2" office:value-type="string">
                                            <text:p text:style-name="P7">
                                              <text:bookmark text:name="__bookmark_82"/>
                                            </text:p>
                                          </table:table-cell>
                                          <table:table-cell table:style-name="Table58.B1" table:number-columns-spanned="5" office:value-type="string">
                                            <text:p text:style-name="P6">Zzzzzzzzz zzzzzzzzzz Zzzzzzzzz</text:p>
                                          </table:table-cell>
                                          <table:covered-table-cell/>
                                          <table:covered-table-cell/>
                                          <table:covered-table-cell/>
                                          <table:covered-table-cell/>
                                        </table:table-row>
                                        <table:table-row table:style-name="TableLine114495600">
                                          <table:covered-table-cell/>
                                          <table:table-cell table:style-name="Table58.D2" office:value-type="string">
                                            <text:p text:style-name="P2">Qqqq<text:line-break/>[qqq]</text:p>
                                          </table:table-cell>
                                          <table:table-cell table:style-name="Table58.F2" office:value-type="string">
                                            <table:table table:name="Table59" table:style-name="Table59">
                                              <table:table-column table:style-name="Table59.A"/>
                                              <table:table-column table:style-name="Table59.B"/>
                                              <table:table-row table:style-name="TableLine114471632">
                                                <table:table-cell table:style-name="Table59.A1" table:number-columns-spanned="2" office:value-type="string">
                                                  <text:p text:style-name="P2">Ffff</text:p>
                                                </table:table-cell>
                                                <table:covered-table-cell/>
                                              </table:table-row>
                                              <table:table-row table:style-name="TableLine114463312">
                                                <table:table-cell table:style-name="Table59.A2" office:value-type="string">
                                                  <text:p text:style-name="P3">Xxxxx</text:p>
                                                </table:table-cell>
                                              </table:table-row>
                                            </table:table>
                                          </table:table-cell>
                                        </table:table-row>
                                      </table:table-header-rows>
                                      <table:table-row table:style-name="TableLine114498544">
                                        <table:table-cell table:style-name="Table58.B3" office:value-type="string">
                                          <text:p text:style-name="P3">Llll_Llllllll_L</text:p>
                                        </table:table-cell>
                                        <table:table-cell table:style-name="Table58.C3" office:value-type="string">
                                          <table:table table:name="Table60" table:style-name="Table60">
                                            <table:table-column table:style-name="Table60.A"/>
                                            <table:table-column table:style-name="Table60.B"/>
                                            <table:table-column table:style-name="Table60.A"/>
                                            <table:table-column table:style-name="Table60.B"/>
                                            <table:table-row table:style-name="TableLine114478784">
                                              <table:table-cell table:style-name="Table60.A1" office:value-type="string">
                                                <text:p text:style-name="P4"><text:bookmark text:name="__bookmark_83"/>KKKKKK</text:p>
                                              </table:table-cell>
                                            </table:table-row>
                                            <table:table-row table:style-name="TableLine114458432">
                                              <table:table-cell table:style-name="Table60.A1" office:value-type="string">
                                                <text:p text:style-name="P4">NNNN</text:p>
                                              </table:table-cell>
                                            </table:table-row>
                                          </table:table>
                                        </table:table-cell>
                                      </table:table-row>
                                      <table:table-row table:style-name="Table58.4">
                                        <table:table-cell table:style-name="Table58.A4" table:number-columns-spanned="5" office:value-type="string">
                                          <text:p text:style-name="P7"/>
                                        </table:table-cell>
                                        <table:covered-table-cell/>
                                        <table:covered-table-cell/>
                                        <table:covered-table-cell/>
                                        <table:covered-table-cell/>
                                      </table:table-row>
                                    </table:table>
                                  </table:table-cell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  <table:covered-table-cell/>
                                </table:table-row>
                                <table:table-row table:style-name="TableLine114661344">
                                  <table:table-cell table:style-name="Table48.A23" table:number-columns-spanned="4" office:value-type="string">
                                    <text:p text:style-name="P2">Pppp Pppp</text:p>
                                  </table:table-cell>
                                </table:table-row>
                              </table:table>
                            </table:table-cell>
                          </table:table-row>
                        </table:table>
                      </table:table-cell>
                    </table:table-row>
                  </table:table>
                </table:table-cell>
              </table:table-row>
            </table:table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obe Courier" svg:font-family="'Adobe Courier'"/>
    <style:font-face style:name="cursive" svg:font-family="cursive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idden" style:family="paragraph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28.7cm" table:align="left" fo:text-align="start" style:vertical-align="baseline" table:border-model="collapsing"/>
    </style:style>
    <style:style style:name="Table1.A" style:family="table-column">
      <style:table-column-properties style:column-width="28.7cm"/>
    </style:style>
    <style:style style:name="Table1.A1" style:family="table-cell">
      <style:table-cell-properties fo:padding="0cm" fo:border="none" style:width="11.0in" style:text-align-source="fix" fo:wrap-option="wrap" fo:text-align="start"/>
    </style:style>
    <style:style style:name="Table2" style:family="table">
      <style:table-properties style:width="28.7cm" table:align="left" fo:text-align="start" style:vertical-align="baseline" table:border-model="collapsing"/>
    </style:style>
    <style:style style:name="Table2.A" style:family="table-column">
      <style:table-column-properties style:column-width="22.945cm"/>
    </style:style>
    <style:style style:name="Table2.B" style:family="table-column">
      <style:table-column-properties style:column-width="1.912cm"/>
    </style:style>
    <style:style style:name="Table2.D" style:family="table-column">
      <style:table-column-properties style:column-width="1.931cm"/>
    </style:style>
    <style:style style:name="Table2.A1" style:family="table-cell">
      <style:table-cell-properties fo:padding="0cm" fo:border="none" style:width="9.0in" style:text-align-source="fix" fo:wrap-option="wrap" fo:text-align="start"/>
    </style:style>
    <style:style style:name="Table2.B1" style:family="table-cell">
      <style:table-cell-properties fo:padding="0cm" fo:border="none" style:width="0.0in" style:text-align-source="fix" fo:wrap-option="wrap" fo:text-align="end"/>
    </style:style>
    <style:style style:name="Table2.C1" style:family="table-cell">
      <style:table-cell-properties fo:padding="0cm" fo:border="none" style:width="0.0in" style:text-align-source="fix" fo:wrap-option="wrap" fo:text-align="center"/>
    </style:style>
    <style:style style:name="Table2.D1" style:family="table-cell">
      <style:table-cell-properties fo:padding="0cm" fo:border="none" style:width="0.0in" style:text-align-source="fix" fo:wrap-option="wrap" fo:text-align="start"/>
    </style:style>
    <style:style style:name="Table3" style:family="table">
      <style:table-properties style:width="22.952cm" table:align="left" fo:text-align="start" style:vertical-align="baseline" table:border-model="collapsing"/>
    </style:style>
    <style:style style:name="Table3.A" style:family="table-column">
      <style:table-column-properties style:column-width="22.952cm"/>
    </style:style>
    <style:style style:name="Table3.A1" style:family="table-cell">
      <style:table-cell-properties fo:padding="0cm" fo:border="none" style:width="9.0in" style:text-align-source="fix" fo:wrap-option="wrap" fo:text-align="start"/>
    </style:style>
    <style:style style:name="Table4" style:family="table">
      <style:table-properties style:width="28.7cm" table:align="left" fo:text-align="start" style:vertical-align="baseline" table:border-model="collapsing"/>
    </style:style>
    <style:style style:name="Table4.A" style:family="table-column">
      <style:table-column-properties style:column-width="28.7cm"/>
    </style:style>
    <style:style style:name="Table4.A1" style:family="table-cell">
      <style:table-cell-properties fo:padding="0cm" fo:border="none" style:width="11.0in" style:text-align-source="fix" fo:wrap-option="wrap" fo:text-align="start"/>
    </style:style>
    <style:style style:name="Table5" style:family="table">
      <style:table-properties style:width="28.7cm" table:align="left" fo:text-align="start" style:vertical-align="baseline" table:border-model="collapsing"/>
    </style:style>
    <style:style style:name="Table5.A" style:family="table-column">
      <style:table-column-properties style:column-width="22.945cm"/>
    </style:style>
    <style:style style:name="Table5.B" style:family="table-column">
      <style:table-column-properties style:column-width="1.912cm"/>
    </style:style>
    <style:style style:name="Table5.D" style:family="table-column">
      <style:table-column-properties style:column-width="1.931cm"/>
    </style:style>
    <style:style style:name="Table5.A1" style:family="table-cell">
      <style:table-cell-properties fo:padding="0cm" fo:border="none" style:width="9.0in" style:text-align-source="fix" fo:wrap-option="wrap" fo:text-align="start"/>
    </style:style>
    <style:style style:name="Table5.B1" style:family="table-cell">
      <style:table-cell-properties fo:padding="0cm" fo:border="none" style:width="0.0in" style:text-align-source="fix" fo:wrap-option="wrap" fo:text-align="end"/>
    </style:style>
    <style:style style:name="Table5.C1" style:family="table-cell">
      <style:table-cell-properties fo:padding="0cm" fo:border="none" style:width="0.0in" style:text-align-source="fix" fo:wrap-option="wrap" fo:text-align="center"/>
    </style:style>
    <style:style style:name="Table5.D1" style:family="table-cell">
      <style:table-cell-properties fo:padding="0cm" fo:border="none" style:width="0.0in" style:text-align-source="fix" fo:wrap-option="wrap" fo:text-align="start"/>
    </style:style>
    <style:style style:name="Table6" style:family="table">
      <style:table-properties style:width="22.952cm" table:align="left" fo:text-align="start" style:vertical-align="baseline" table:border-model="collapsing"/>
    </style:style>
    <style:style style:name="Table6.A" style:family="table-column">
      <style:table-column-properties style:column-width="22.952cm"/>
    </style:style>
    <style:style style:name="Table6.A1" style:family="table-cell">
      <style:table-cell-properties fo:padding="0cm" fo:border="none" style:width="9.0in" style:text-align-source="fix" fo:wrap-option="wrap" fo:text-align="start"/>
    </style:style>
    <style:style style:name="Table7" style:family="table">
      <style:table-properties style:width="28.7cm" table:align="left" fo:text-align="start" style:vertical-align="baseline" table:border-model="collapsing"/>
    </style:style>
    <style:style style:name="Table7.A" style:family="table-column">
      <style:table-column-properties style:column-width="28.7cm"/>
    </style:style>
    <style:style style:name="Table7.A1" style:family="table-cell">
      <style:table-cell-properties fo:padding="0cm" fo:border="none" style:width="11.0in" style:text-align-source="fix" fo:wrap-option="wrap" fo:text-align="start"/>
    </style:style>
    <style:style style:name="Table8" style:family="table">
      <style:table-properties style:width="28.7cm" table:align="left" fo:text-align="start" style:vertical-align="baseline" table:border-model="collapsing"/>
    </style:style>
    <style:style style:name="Table8.A" style:family="table-column">
      <style:table-column-properties style:column-width="22.945cm"/>
    </style:style>
    <style:style style:name="Table8.B" style:family="table-column">
      <style:table-column-properties style:column-width="1.912cm"/>
    </style:style>
    <style:style style:name="Table8.D" style:family="table-column">
      <style:table-column-properties style:column-width="1.931cm"/>
    </style:style>
    <style:style style:name="Table8.A1" style:family="table-cell">
      <style:table-cell-properties fo:padding="0cm" fo:border="none" style:width="9.0in" style:text-align-source="fix" fo:wrap-option="wrap" fo:text-align="start"/>
    </style:style>
    <style:style style:name="Table8.B1" style:family="table-cell">
      <style:table-cell-properties fo:padding="0cm" fo:border="none" style:width="0.0in" style:text-align-source="fix" fo:wrap-option="wrap" fo:text-align="end"/>
    </style:style>
    <style:style style:name="Table8.C1" style:family="table-cell">
      <style:table-cell-properties fo:padding="0cm" fo:border="none" style:width="0.0in" style:text-align-source="fix" fo:wrap-option="wrap" fo:text-align="center"/>
    </style:style>
    <style:style style:name="Table8.D1" style:family="table-cell">
      <style:table-cell-properties fo:padding="0cm" fo:border="none" style:width="0.0in" style:text-align-source="fix" fo:wrap-option="wrap" fo:text-align="start"/>
    </style:style>
    <style:style style:name="Table9" style:family="table">
      <style:table-properties style:width="22.952cm" table:align="left" fo:text-align="start" style:vertical-align="baseline" table:border-model="collapsing"/>
    </style:style>
    <style:style style:name="Table9.A" style:family="table-column">
      <style:table-column-properties style:column-width="22.952cm"/>
    </style:style>
    <style:style style:name="Table9.A1" style:family="table-cell">
      <style:table-cell-properties fo:padding="0cm" fo:border="none" style:width="9.0in" style:text-align-source="fix" fo:wrap-option="wrap" fo:text-align="start"/>
    </style:style>
    <style:style style:name="Table10" style:family="table">
      <style:table-properties style:width="28.7cm" table:align="left" fo:text-align="start" style:vertical-align="baseline" table:border-model="collapsing"/>
    </style:style>
    <style:style style:name="Table10.A" style:family="table-column">
      <style:table-column-properties style:column-width="28.7cm"/>
    </style:style>
    <style:style style:name="Table10.A1" style:family="table-cell">
      <style:table-cell-properties fo:padding="0cm" fo:border="none" style:width="11.0in" style:text-align-source="fix" fo:wrap-option="wrap" fo:text-align="start"/>
    </style:style>
    <style:style style:name="Table11" style:family="table">
      <style:table-properties style:width="28.7cm" table:align="left" fo:text-align="start" style:vertical-align="baseline" table:border-model="collapsing"/>
    </style:style>
    <style:style style:name="Table11.A" style:family="table-column">
      <style:table-column-properties style:column-width="22.945cm"/>
    </style:style>
    <style:style style:name="Table11.B" style:family="table-column">
      <style:table-column-properties style:column-width="1.912cm"/>
    </style:style>
    <style:style style:name="Table11.D" style:family="table-column">
      <style:table-column-properties style:column-width="1.931cm"/>
    </style:style>
    <style:style style:name="Table11.A1" style:family="table-cell">
      <style:table-cell-properties fo:padding="0cm" fo:border="none" style:width="9.0in" style:text-align-source="fix" fo:wrap-option="wrap" fo:text-align="start"/>
    </style:style>
    <style:style style:name="Table11.B1" style:family="table-cell">
      <style:table-cell-properties fo:padding="0cm" fo:border="none" style:width="0.0in" style:text-align-source="fix" fo:wrap-option="wrap" fo:text-align="end"/>
    </style:style>
    <style:style style:name="Table11.C1" style:family="table-cell">
      <style:table-cell-properties fo:padding="0cm" fo:border="none" style:width="0.0in" style:text-align-source="fix" fo:wrap-option="wrap" fo:text-align="center"/>
    </style:style>
    <style:style style:name="Table11.D1" style:family="table-cell">
      <style:table-cell-properties fo:padding="0cm" fo:border="none" style:width="0.0in" style:text-align-source="fix" fo:wrap-option="wrap" fo:text-align="start"/>
    </style:style>
    <style:style style:name="Table12" style:family="table">
      <style:table-properties style:width="22.952cm" table:align="left" fo:text-align="start" style:vertical-align="baseline" table:border-model="collapsing"/>
    </style:style>
    <style:style style:name="Table12.A" style:family="table-column">
      <style:table-column-properties style:column-width="22.952cm"/>
    </style:style>
    <style:style style:name="Table12.A1" style:family="table-cell">
      <style:table-cell-properties fo:padding="0cm" fo:border="none" style:width="9.0in" style:text-align-source="fix" fo:wrap-option="wrap" fo:text-align="start"/>
    </style:style>
    <style:style style:name="Table13" style:family="table">
      <style:table-properties style:width="28.7cm" table:align="left" fo:text-align="start" style:vertical-align="baseline" table:border-model="collapsing"/>
    </style:style>
    <style:style style:name="Table13.A" style:family="table-column">
      <style:table-column-properties style:column-width="28.7cm"/>
    </style:style>
    <style:style style:name="Table13.A1" style:family="table-cell">
      <style:table-cell-properties fo:padding="0cm" fo:border="none" style:width="11.0in" style:text-align-source="fix" fo:wrap-option="wrap" fo:text-align="start"/>
    </style:style>
    <style:style style:name="Table14" style:family="table">
      <style:table-properties style:width="28.7cm" table:align="left" fo:text-align="start" style:vertical-align="baseline" table:border-model="collapsing"/>
    </style:style>
    <style:style style:name="Table14.A" style:family="table-column">
      <style:table-column-properties style:column-width="22.945cm"/>
    </style:style>
    <style:style style:name="Table14.B" style:family="table-column">
      <style:table-column-properties style:column-width="1.912cm"/>
    </style:style>
    <style:style style:name="Table14.D" style:family="table-column">
      <style:table-column-properties style:column-width="1.931cm"/>
    </style:style>
    <style:style style:name="Table14.A1" style:family="table-cell">
      <style:table-cell-properties fo:padding="0cm" fo:border="none" style:width="9.0in" style:text-align-source="fix" fo:wrap-option="wrap" fo:text-align="start"/>
    </style:style>
    <style:style style:name="Table14.B1" style:family="table-cell">
      <style:table-cell-properties fo:padding="0cm" fo:border="none" style:width="0.0in" style:text-align-source="fix" fo:wrap-option="wrap" fo:text-align="end"/>
    </style:style>
    <style:style style:name="Table14.C1" style:family="table-cell">
      <style:table-cell-properties fo:padding="0cm" fo:border="none" style:width="0.0in" style:text-align-source="fix" fo:wrap-option="wrap" fo:text-align="center"/>
    </style:style>
    <style:style style:name="Table14.D1" style:family="table-cell">
      <style:table-cell-properties fo:padding="0cm" fo:border="none" style:width="0.0in" style:text-align-source="fix" fo:wrap-option="wrap" fo:text-align="start"/>
    </style:style>
    <style:style style:name="Table15" style:family="table">
      <style:table-properties style:width="22.952cm" table:align="left" fo:text-align="start" style:vertical-align="baseline" table:border-model="collapsing"/>
    </style:style>
    <style:style style:name="Table15.A" style:family="table-column">
      <style:table-column-properties style:column-width="22.952cm"/>
    </style:style>
    <style:style style:name="Table15.A1" style:family="table-cell">
      <style:table-cell-properties fo:padding="0cm" fo:border="none" style:width="9.0in" style:text-align-source="fix" fo:wrap-option="wrap" fo:text-align="start"/>
    </style:style>
    <style:style style:name="Table16" style:family="table">
      <style:table-properties style:width="28.7cm" table:align="left" fo:text-align="start" style:vertical-align="baseline" table:border-model="collapsing"/>
    </style:style>
    <style:style style:name="Table16.A" style:family="table-column">
      <style:table-column-properties style:column-width="28.7cm"/>
    </style:style>
    <style:style style:name="Table16.A1" style:family="table-cell">
      <style:table-cell-properties fo:padding="0cm" fo:border="none" style:width="11.0in" style:text-align-source="fix" fo:wrap-option="wrap" fo:text-align="start"/>
    </style:style>
    <style:style style:name="Table17" style:family="table">
      <style:table-properties style:width="28.7cm" table:align="left" fo:text-align="start" style:vertical-align="baseline" table:border-model="collapsing"/>
    </style:style>
    <style:style style:name="Table17.A" style:family="table-column">
      <style:table-column-properties style:column-width="22.945cm"/>
    </style:style>
    <style:style style:name="Table17.B" style:family="table-column">
      <style:table-column-properties style:column-width="1.912cm"/>
    </style:style>
    <style:style style:name="Table17.D" style:family="table-column">
      <style:table-column-properties style:column-width="1.931cm"/>
    </style:style>
    <style:style style:name="Table17.A1" style:family="table-cell">
      <style:table-cell-properties fo:padding="0cm" fo:border="none" style:width="9.0in" style:text-align-source="fix" fo:wrap-option="wrap" fo:text-align="start"/>
    </style:style>
    <style:style style:name="Table17.B1" style:family="table-cell">
      <style:table-cell-properties fo:padding="0cm" fo:border="none" style:width="0.0in" style:text-align-source="fix" fo:wrap-option="wrap" fo:text-align="end"/>
    </style:style>
    <style:style style:name="Table17.C1" style:family="table-cell">
      <style:table-cell-properties fo:padding="0cm" fo:border="none" style:width="0.0in" style:text-align-source="fix" fo:wrap-option="wrap" fo:text-align="center"/>
    </style:style>
    <style:style style:name="Table17.D1" style:family="table-cell">
      <style:table-cell-properties fo:padding="0cm" fo:border="none" style:width="0.0in" style:text-align-source="fix" fo:wrap-option="wrap" fo:text-align="start"/>
    </style:style>
    <style:style style:name="Table18" style:family="table">
      <style:table-properties style:width="22.952cm" table:align="left" fo:text-align="start" style:vertical-align="baseline" table:border-model="collapsing"/>
    </style:style>
    <style:style style:name="Table18.A" style:family="table-column">
      <style:table-column-properties style:column-width="22.952cm"/>
    </style:style>
    <style:style style:name="Table18.A1" style:family="table-cell">
      <style:table-cell-properties fo:padding="0cm" fo:border="none" style:width="9.0in" style:text-align-source="fix" fo:wrap-option="wrap" fo:text-align="start"/>
    </style:style>
    <style:style style:name="Table19" style:family="table">
      <style:table-properties style:width="28.7cm" table:align="left" fo:text-align="start" style:vertical-align="baseline" table:border-model="collapsing"/>
    </style:style>
    <style:style style:name="Table19.A" style:family="table-column">
      <style:table-column-properties style:column-width="28.7cm"/>
    </style:style>
    <style:style style:name="Table19.A1" style:family="table-cell">
      <style:table-cell-properties fo:padding="0cm" fo:border="none" style:width="11.0in" style:text-align-source="fix" fo:wrap-option="wrap" fo:text-align="start"/>
    </style:style>
    <style:style style:name="Table20" style:family="table">
      <style:table-properties style:width="28.7cm" table:align="left" fo:text-align="start" style:vertical-align="baseline" table:border-model="collapsing"/>
    </style:style>
    <style:style style:name="Table20.A" style:family="table-column">
      <style:table-column-properties style:column-width="22.945cm"/>
    </style:style>
    <style:style style:name="Table20.B" style:family="table-column">
      <style:table-column-properties style:column-width="1.912cm"/>
    </style:style>
    <style:style style:name="Table20.D" style:family="table-column">
      <style:table-column-properties style:column-width="1.931cm"/>
    </style:style>
    <style:style style:name="Table20.A1" style:family="table-cell">
      <style:table-cell-properties fo:padding="0cm" fo:border="none" style:width="9.0in" style:text-align-source="fix" fo:wrap-option="wrap" fo:text-align="start"/>
    </style:style>
    <style:style style:name="Table20.B1" style:family="table-cell">
      <style:table-cell-properties fo:padding="0cm" fo:border="none" style:width="0.0in" style:text-align-source="fix" fo:wrap-option="wrap" fo:text-align="end"/>
    </style:style>
    <style:style style:name="Table20.C1" style:family="table-cell">
      <style:table-cell-properties fo:padding="0cm" fo:border="none" style:width="0.0in" style:text-align-source="fix" fo:wrap-option="wrap" fo:text-align="center"/>
    </style:style>
    <style:style style:name="Table20.D1" style:family="table-cell">
      <style:table-cell-properties fo:padding="0cm" fo:border="none" style:width="0.0in" style:text-align-source="fix" fo:wrap-option="wrap" fo:text-align="start"/>
    </style:style>
    <style:style style:name="Table21" style:family="table">
      <style:table-properties style:width="22.952cm" table:align="left" fo:text-align="start" style:vertical-align="baseline" table:border-model="collapsing"/>
    </style:style>
    <style:style style:name="Table21.A" style:family="table-column">
      <style:table-column-properties style:column-width="22.952cm"/>
    </style:style>
    <style:style style:name="Table21.A1" style:family="table-cell">
      <style:table-cell-properties fo:padding="0cm" fo:border="none" style:width="9.0in" style:text-align-source="fix" fo:wrap-option="wrap" fo:text-align="start"/>
    </style:style>
    <style:style style:name="Table22" style:family="table">
      <style:table-properties style:width="28.7cm" table:align="left" fo:text-align="start" style:vertical-align="baseline" table:border-model="collapsing"/>
    </style:style>
    <style:style style:name="Table22.A" style:family="table-column">
      <style:table-column-properties style:column-width="28.7cm"/>
    </style:style>
    <style:style style:name="Table22.A1" style:family="table-cell">
      <style:table-cell-properties fo:padding="0cm" fo:border="none" style:width="11.0in" style:text-align-source="fix" fo:wrap-option="wrap" fo:text-align="start"/>
    </style:style>
    <style:style style:name="Table23" style:family="table">
      <style:table-properties style:width="28.7cm" table:align="left" fo:text-align="start" style:vertical-align="baseline" table:border-model="collapsing"/>
    </style:style>
    <style:style style:name="Table23.A" style:family="table-column">
      <style:table-column-properties style:column-width="22.945cm"/>
    </style:style>
    <style:style style:name="Table23.B" style:family="table-column">
      <style:table-column-properties style:column-width="1.912cm"/>
    </style:style>
    <style:style style:name="Table23.D" style:family="table-column">
      <style:table-column-properties style:column-width="1.931cm"/>
    </style:style>
    <style:style style:name="Table23.A1" style:family="table-cell">
      <style:table-cell-properties fo:padding="0cm" fo:border="none" style:width="9.0in" style:text-align-source="fix" fo:wrap-option="wrap" fo:text-align="start"/>
    </style:style>
    <style:style style:name="Table23.B1" style:family="table-cell">
      <style:table-cell-properties fo:padding="0cm" fo:border="none" style:width="0.0in" style:text-align-source="fix" fo:wrap-option="wrap" fo:text-align="end"/>
    </style:style>
    <style:style style:name="Table23.C1" style:family="table-cell">
      <style:table-cell-properties fo:padding="0cm" fo:border="none" style:width="0.0in" style:text-align-source="fix" fo:wrap-option="wrap" fo:text-align="center"/>
    </style:style>
    <style:style style:name="Table23.D1" style:family="table-cell">
      <style:table-cell-properties fo:padding="0cm" fo:border="none" style:width="0.0in" style:text-align-source="fix" fo:wrap-option="wrap" fo:text-align="start"/>
    </style:style>
    <style:style style:name="Table24" style:family="table">
      <style:table-properties style:width="22.952cm" table:align="left" fo:text-align="start" style:vertical-align="baseline" table:border-model="collapsing"/>
    </style:style>
    <style:style style:name="Table24.A" style:family="table-column">
      <style:table-column-properties style:column-width="22.952cm"/>
    </style:style>
    <style:style style:name="Table24.A1" style:family="table-cell">
      <style:table-cell-properties fo:padding="0cm" fo:border="none" style:width="9.0in" style:text-align-source="fix" fo:wrap-option="wrap" fo:text-align="start"/>
    </style:style>
    <style:style style:name="Table25" style:family="table">
      <style:table-properties style:width="28.7cm" table:align="left" fo:text-align="start" style:vertical-align="baseline" table:border-model="collapsing"/>
    </style:style>
    <style:style style:name="Table25.A" style:family="table-column">
      <style:table-column-properties style:column-width="28.7cm"/>
    </style:style>
    <style:style style:name="Table25.A1" style:family="table-cell">
      <style:table-cell-properties fo:padding="0cm" fo:border="none" style:width="11.0in" style:text-align-source="fix" fo:wrap-option="wrap" fo:text-align="start"/>
    </style:style>
    <style:style style:name="Table26" style:family="table">
      <style:table-properties style:width="28.7cm" table:align="left" fo:text-align="start" style:vertical-align="baseline" table:border-model="collapsing"/>
    </style:style>
    <style:style style:name="Table26.A" style:family="table-column">
      <style:table-column-properties style:column-width="22.945cm"/>
    </style:style>
    <style:style style:name="Table26.B" style:family="table-column">
      <style:table-column-properties style:column-width="1.912cm"/>
    </style:style>
    <style:style style:name="Table26.D" style:family="table-column">
      <style:table-column-properties style:column-width="1.931cm"/>
    </style:style>
    <style:style style:name="Table26.A1" style:family="table-cell">
      <style:table-cell-properties fo:padding="0cm" fo:border="none" style:width="9.0in" style:text-align-source="fix" fo:wrap-option="wrap" fo:text-align="start"/>
    </style:style>
    <style:style style:name="Table26.B1" style:family="table-cell">
      <style:table-cell-properties fo:padding="0cm" fo:border="none" style:width="0.0in" style:text-align-source="fix" fo:wrap-option="wrap" fo:text-align="end"/>
    </style:style>
    <style:style style:name="Table26.C1" style:family="table-cell">
      <style:table-cell-properties fo:padding="0cm" fo:border="none" style:width="0.0in" style:text-align-source="fix" fo:wrap-option="wrap" fo:text-align="center"/>
    </style:style>
    <style:style style:name="Table26.D1" style:family="table-cell">
      <style:table-cell-properties fo:padding="0cm" fo:border="none" style:width="0.0in" style:text-align-source="fix" fo:wrap-option="wrap" fo:text-align="start"/>
    </style:style>
    <style:style style:name="Table27" style:family="table">
      <style:table-properties style:width="22.952cm" table:align="left" fo:text-align="start" style:vertical-align="baseline" table:border-model="collapsing"/>
    </style:style>
    <style:style style:name="Table27.A" style:family="table-column">
      <style:table-column-properties style:column-width="22.952cm"/>
    </style:style>
    <style:style style:name="Table27.A1" style:family="table-cell">
      <style:table-cell-properties fo:padding="0cm" fo:border="none" style:width="9.0in" style:text-align-source="fix" fo:wrap-option="wrap" fo:text-align="start"/>
    </style:style>
    <style:style style:name="MP1" style:family="paragraph" style:parent-style-name="Standard">
      <style:paragraph-properties fo:margin-left="0cm" fo:margin-right="0cm" fo:text-align="end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style style:name="MP3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vertical-align="baseline"/>
      <style:text-properties fo:color="#000000" loext:opacity="100%" style:font-name="sans-serif" fo:font-size="10pt" fo:letter-spacing="normal" style:font-name-asian="sans-serif" style:font-size-asian="10pt" style:font-name-complex="sans-serif" style:font-size-complex="10pt"/>
    </style: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row table:style-name="TableLine105790944">
            <table:table-cell table:style-name="Table1.A1" office:value-type="string">
              <table:table table:name="Table2" table:style-name="Table2">
                <table:table-column table:style-name="Table2.A"/>
                <table:table-column table:style-name="Table2.B" table:number-columns-repeated="2"/>
                <table:table-column table:style-name="Table2.D"/>
                <table:table-row table:style-name="TableLine105851840">
                  <table:table-cell table:style-name="Table2.A1" office:value-type="string">
                    <table:table table:name="Table3" table:style-name="Table3">
                      <table:table-column table:style-name="Table3.A"/>
                      <table:table-row table:style-name="TableLine105858640">
                        <table:table-cell table:style-name="Table3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2.B1" office:value-type="string">
                    <text:p text:style-name="MP1"><text:page-number text:select-page="current">1</text:page-number></text:p>
                  </table:table-cell>
                  <table:table-cell table:style-name="Table2.C1" office:value-type="string">
                    <text:p text:style-name="MP2">/</text:p>
                  </table:table-cell>
                  <table:table-cell table:style-name="Table2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2" style:page-layout-name="Mpm1">
      <style:footer>
        <table:table table:name="Table4" table:style-name="Table4">
          <table:table-column table:style-name="Table4.A"/>
          <table:table-row table:style-name="TableLine105939536">
            <table:table-cell table:style-name="Table4.A1" office:value-type="string">
              <table:table table:name="Table5" table:style-name="Table5">
                <table:table-column table:style-name="Table5.A"/>
                <table:table-column table:style-name="Table5.B" table:number-columns-repeated="2"/>
                <table:table-column table:style-name="Table5.D"/>
                <table:table-row table:style-name="TableLine105946640">
                  <table:table-cell table:style-name="Table5.A1" office:value-type="string">
                    <table:table table:name="Table6" table:style-name="Table6">
                      <table:table-column table:style-name="Table6.A"/>
                      <table:table-row table:style-name="TableLine105955552">
                        <table:table-cell table:style-name="Table6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5.B1" office:value-type="string">
                    <text:p text:style-name="MP1"><text:page-number text:select-page="current">5</text:page-number></text:p>
                  </table:table-cell>
                  <table:table-cell table:style-name="Table5.C1" office:value-type="string">
                    <text:p text:style-name="MP2">/</text:p>
                  </table:table-cell>
                  <table:table-cell table:style-name="Table5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3" style:page-layout-name="Mpm1">
      <style:footer>
        <table:table table:name="Table7" table:style-name="Table7">
          <table:table-column table:style-name="Table7.A"/>
          <table:table-row table:style-name="TableLine105751360">
            <table:table-cell table:style-name="Table7.A1" office:value-type="string">
              <table:table table:name="Table8" table:style-name="Table8">
                <table:table-column table:style-name="Table8.A"/>
                <table:table-column table:style-name="Table8.B" table:number-columns-repeated="2"/>
                <table:table-column table:style-name="Table8.D"/>
                <table:table-row table:style-name="TableLine105970336">
                  <table:table-cell table:style-name="Table8.A1" office:value-type="string">
                    <table:table table:name="Table9" table:style-name="Table9">
                      <table:table-column table:style-name="Table9.A"/>
                      <table:table-row table:style-name="TableLine105977536">
                        <table:table-cell table:style-name="Table9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8.B1" office:value-type="string">
                    <text:p text:style-name="MP1"><text:page-number text:select-page="current">0</text:page-number></text:p>
                  </table:table-cell>
                  <table:table-cell table:style-name="Table8.C1" office:value-type="string">
                    <text:p text:style-name="MP2">/</text:p>
                  </table:table-cell>
                  <table:table-cell table:style-name="Table8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4" style:page-layout-name="Mpm1">
      <style:footer>
        <table:table table:name="Table10" table:style-name="Table10">
          <table:table-column table:style-name="Table10.A"/>
          <table:table-row table:style-name="TableLine105983232">
            <table:table-cell table:style-name="Table10.A1" office:value-type="string">
              <table:table table:name="Table11" table:style-name="Table11">
                <table:table-column table:style-name="Table11.A"/>
                <table:table-column table:style-name="Table11.B" table:number-columns-repeated="2"/>
                <table:table-column table:style-name="Table11.D"/>
                <table:table-row table:style-name="TableLine105997216">
                  <table:table-cell table:style-name="Table11.A1" office:value-type="string">
                    <table:table table:name="Table12" table:style-name="Table12">
                      <table:table-column table:style-name="Table12.A"/>
                      <table:table-row table:style-name="TableLine106001360">
                        <table:table-cell table:style-name="Table12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11.B1" office:value-type="string">
                    <text:p text:style-name="MP1"><text:page-number text:select-page="current">6</text:page-number></text:p>
                  </table:table-cell>
                  <table:table-cell table:style-name="Table11.C1" office:value-type="string">
                    <text:p text:style-name="MP2">/</text:p>
                  </table:table-cell>
                  <table:table-cell table:style-name="Table11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5" style:page-layout-name="Mpm1">
      <style:footer>
        <table:table table:name="Table13" table:style-name="Table13">
          <table:table-column table:style-name="Table13.A"/>
          <table:table-row table:style-name="TableLine105994608">
            <table:table-cell table:style-name="Table13.A1" office:value-type="string">
              <table:table table:name="Table14" table:style-name="Table14">
                <table:table-column table:style-name="Table14.A"/>
                <table:table-column table:style-name="Table14.B" table:number-columns-repeated="2"/>
                <table:table-column table:style-name="Table14.D"/>
                <table:table-row table:style-name="TableLine106020048">
                  <table:table-cell table:style-name="Table14.A1" office:value-type="string">
                    <table:table table:name="Table15" table:style-name="Table15">
                      <table:table-column table:style-name="Table15.A"/>
                      <table:table-row table:style-name="TableLine106024656">
                        <table:table-cell table:style-name="Table15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14.B1" office:value-type="string">
                    <text:p text:style-name="MP1"><text:page-number text:select-page="current">0</text:page-number></text:p>
                  </table:table-cell>
                  <table:table-cell table:style-name="Table14.C1" office:value-type="string">
                    <text:p text:style-name="MP2">/</text:p>
                  </table:table-cell>
                  <table:table-cell table:style-name="Table14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6" style:page-layout-name="Mpm1">
      <style:footer>
        <table:table table:name="Table16" table:style-name="Table16">
          <table:table-column table:style-name="Table16.A"/>
          <table:table-row table:style-name="TableLine106003936">
            <table:table-cell table:style-name="Table16.A1" office:value-type="string">
              <table:table table:name="Table17" table:style-name="Table17">
                <table:table-column table:style-name="Table17.A"/>
                <table:table-column table:style-name="Table17.B" table:number-columns-repeated="2"/>
                <table:table-column table:style-name="Table17.D"/>
                <table:table-row table:style-name="TableLine106045072">
                  <table:table-cell table:style-name="Table17.A1" office:value-type="string">
                    <table:table table:name="Table18" table:style-name="Table18">
                      <table:table-column table:style-name="Table18.A"/>
                      <table:table-row table:style-name="TableLine106048976">
                        <table:table-cell table:style-name="Table18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17.B1" office:value-type="string">
                    <text:p text:style-name="MP1"><text:page-number text:select-page="current">0</text:page-number></text:p>
                  </table:table-cell>
                  <table:table-cell table:style-name="Table17.C1" office:value-type="string">
                    <text:p text:style-name="MP2">/</text:p>
                  </table:table-cell>
                  <table:table-cell table:style-name="Table17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7" style:page-layout-name="Mpm1">
      <style:footer>
        <table:table table:name="Table19" table:style-name="Table19">
          <table:table-column table:style-name="Table19.A"/>
          <table:table-row table:style-name="TableLine106045840">
            <table:table-cell table:style-name="Table19.A1" office:value-type="string">
              <table:table table:name="Table20" table:style-name="Table20">
                <table:table-column table:style-name="Table20.A"/>
                <table:table-column table:style-name="Table20.B" table:number-columns-repeated="2"/>
                <table:table-column table:style-name="Table20.D"/>
                <table:table-row table:style-name="TableLine106006736">
                  <table:table-cell table:style-name="Table20.A1" office:value-type="string">
                    <table:table table:name="Table21" table:style-name="Table21">
                      <table:table-column table:style-name="Table21.A"/>
                      <table:table-row table:style-name="TableLine106068080">
                        <table:table-cell table:style-name="Table21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20.B1" office:value-type="string">
                    <text:p text:style-name="MP1"><text:page-number text:select-page="current">0</text:page-number></text:p>
                  </table:table-cell>
                  <table:table-cell table:style-name="Table20.C1" office:value-type="string">
                    <text:p text:style-name="MP2">/</text:p>
                  </table:table-cell>
                  <table:table-cell table:style-name="Table20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8" style:page-layout-name="Mpm1">
      <style:footer>
        <table:table table:name="Table22" table:style-name="Table22">
          <table:table-column table:style-name="Table22.A"/>
          <table:table-row table:style-name="TableLine106075120">
            <table:table-cell table:style-name="Table22.A1" office:value-type="string">
              <table:table table:name="Table23" table:style-name="Table23">
                <table:table-column table:style-name="Table23.A"/>
                <table:table-column table:style-name="Table23.B" table:number-columns-repeated="2"/>
                <table:table-column table:style-name="Table23.D"/>
                <table:table-row table:style-name="TableLine106089344">
                  <table:table-cell table:style-name="Table23.A1" office:value-type="string">
                    <table:table table:name="Table24" table:style-name="Table24">
                      <table:table-column table:style-name="Table24.A"/>
                      <table:table-row table:style-name="TableLine106094480">
                        <table:table-cell table:style-name="Table24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23.B1" office:value-type="string">
                    <text:p text:style-name="MP1"><text:page-number text:select-page="current">0</text:page-number></text:p>
                  </table:table-cell>
                  <table:table-cell table:style-name="Table23.C1" office:value-type="string">
                    <text:p text:style-name="MP2">/</text:p>
                  </table:table-cell>
                  <table:table-cell table:style-name="Table23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  <style:master-page style:name="Standard-9" style:page-layout-name="Mpm1">
      <style:footer>
        <table:table table:name="Table25" table:style-name="Table25">
          <table:table-column table:style-name="Table25.A"/>
          <table:table-row table:style-name="TableLine106088768">
            <table:table-cell table:style-name="Table25.A1" office:value-type="string">
              <table:table table:name="Table26" table:style-name="Table26">
                <table:table-column table:style-name="Table26.A"/>
                <table:table-column table:style-name="Table26.B" table:number-columns-repeated="2"/>
                <table:table-column table:style-name="Table26.D"/>
                <table:table-row table:style-name="TableLine106113200">
                  <table:table-cell table:style-name="Table26.A1" office:value-type="string">
                    <table:table table:name="Table27" table:style-name="Table27">
                      <table:table-column table:style-name="Table27.A"/>
                      <table:table-row table:style-name="TableLine106115808">
                        <table:table-cell table:style-name="Table27.A1" office:value-type="string">
                          <text:p text:style-name="MP3">May 18, 2021, 2:37 PM</text:p>
                        </table:table-cell>
                      </table:table-row>
                    </table:table>
                  </table:table-cell>
                  <table:table-cell table:style-name="Table26.B1" office:value-type="string">
                    <text:p text:style-name="MP1"><text:page-number text:select-page="current">0</text:page-number></text:p>
                  </table:table-cell>
                  <table:table-cell table:style-name="Table26.C1" office:value-type="string">
                    <text:p text:style-name="MP2">/</text:p>
                  </table:table-cell>
                  <table:table-cell table:style-name="Table26.D1" office:value-type="string">
                    <text:p text:style-name="MP3"><text:page-count>6</text:page-count></text:p>
                  </table:table-cell>
                </table:table-row>
              </table:table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Dev/7.1.5.0.0$Linux_X86_64 LibreOffice_project/03d301c4baf122720a71e4a7cd10ef899df6d83d</meta:generator>
    <dc:date>2021-06-03T19:31:16.346131214</dc:date>
    <meta:editing-duration>PT11M48S</meta:editing-duration>
    <meta:editing-cycles>4</meta:editing-cycles>
    <meta:document-statistic meta:table-count="64" meta:image-count="0" meta:object-count="0" meta:page-count="6" meta:paragraph-count="276" meta:word-count="482" meta:character-count="2385" meta:non-whitespace-character-count="2177"/>
  </office:meta>
</office:document-meta>
</file>